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6" manifest:media-type="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/>
      <style:text-properties officeooo:paragraph-rsid="00bad498"/>
    </style:style>
    <style:style style:name="P8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0d076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ad498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ans1" fo:font-size="14pt" fo:font-weight="normal" officeooo:rsid="00b0d076" officeooo:paragraph-rsid="00b0d07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1" fo:font-size="14pt" fo:language="en" fo:country="US" fo:font-weight="normal" officeooo:rsid="00cd7e44" officeooo:paragraph-rsid="00cd7e4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Sans1" fo:font-size="16pt" fo:language="en" fo:country="US" fo:font-weight="bold" officeooo:rsid="00cd7e44" officeooo:paragraph-rsid="00cd7e44" style:font-size-asian="14pt" style:font-weight-asian="bold" style:font-size-complex="16pt" style:font-weight-complex="bold"/>
    </style:style>
    <style:style style:name="P18" style:family="paragraph" style:parent-style-name="Standard">
      <style:paragraph-properties fo:line-height="115%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line-height="115%" fo:text-align="end" style:justify-single-word="false"/>
      <style:text-properties style:font-name="Liberation Sans1" fo:font-style="italic" officeooo:paragraph-rsid="00bad498" style:font-style-asian="italic" style:font-style-complex="italic"/>
    </style:style>
    <style:style style:name="P20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Liberation Sans1" fo:font-weight="bold" officeooo:paragraph-rsid="00bad498" style:font-weight-asian="bold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weight="bold" officeooo:paragraph-rsid="00c49bc2" style:font-weight-asian="bold" style:font-weight-complex="bold"/>
    </style:style>
    <style:style style:name="P23" style:family="paragraph" style:parent-style-name="Standard">
      <style:paragraph-properties fo:line-height="115%"/>
      <style:text-properties style:font-name="Liberation Sans1"/>
    </style:style>
    <style:style style:name="P24" style:family="paragraph" style:parent-style-name="Standard">
      <style:paragraph-properties fo:line-height="115%"/>
      <style:text-properties style:font-name="Liberation Sans1" officeooo:paragraph-rsid="00bad498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ans1"/>
    </style:style>
    <style:style style:name="P26" style:family="paragraph" style:parent-style-name="Standard">
      <style:paragraph-properties fo:line-height="115%" fo:text-align="center" style:justify-single-word="false"/>
      <style:text-properties style:font-name="Liberation Sans1" fo:font-size="18pt" fo:font-weight="bold" officeooo:rsid="00b0d076" officeooo:paragraph-rsid="00b0d076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ad49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b96c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ad49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c99c9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c76db1" officeooo:paragraph-rsid="00c8d77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style:font-name="Liberation Sans1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2pt" fo:font-weight="normal" officeooo:rsid="0048b833" officeooo:paragraph-rsid="00c49bc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" fo:font-weight="bold" officeooo:rsid="00bfa2c2" officeooo:paragraph-rsid="00bfa2c2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bfa2c2" officeooo:paragraph-rsid="00bfa2c2" style:font-weight-asian="normal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41" style:family="paragraph" style:parent-style-name="Standard">
      <style:paragraph-properties fo:line-height="115%" fo:text-align="center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30e28" officeooo:paragraph-rsid="00c30e28" style:font-weight-asian="normal" style:font-weight-complex="normal"/>
    </style:style>
    <style:style style:name="P43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4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paragraph-rsid="00bad498"/>
    </style:style>
    <style:style style:name="P45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4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normal" officeooo:rsid="00604396" officeooo:paragraph-rsid="005c21b5" style:font-weight-asian="normal" style:font-weight-complex="normal"/>
    </style:style>
    <style:style style:name="P4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389d3" style:font-size-asian="10.5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a3c92" officeooo:paragraph-rsid="007a3c92" style:font-size-asian="10.5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style="normal" fo:font-weight="normal" officeooo:rsid="007a8add" officeooo:paragraph-rsid="007a3c9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5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officeooo:paragraph-rsid="00bfa2c2"/>
    </style:style>
    <style:style style:name="P52" style:family="paragraph" style:parent-style-name="Standard">
      <style:paragraph-properties fo:margin-top="0cm" fo:margin-bottom="0.25cm" loext:contextual-spacing="false" fo:line-height="115%"/>
      <style:text-properties style:font-name="Liberation Sans1" officeooo:paragraph-rsid="00bad498"/>
    </style:style>
    <style:style style:name="P53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bcfbeb" style:font-weight-asian="bold" style:font-weight-complex="bold"/>
    </style:style>
    <style:style style:name="P5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8c0747" officeooo:paragraph-rsid="008a8f32" style:font-weight-asian="normal" style:font-name-complex="Arial" style:font-weight-complex="normal"/>
    </style:style>
    <style:style style:name="P5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6pt" fo:font-weight="normal" officeooo:rsid="009eb6a4" style:font-size-asian="16pt" style:font-weight-asian="normal" style:font-name-complex="Arial" style:font-size-complex="16pt" style:font-weight-complex="normal"/>
    </style:style>
    <style:style style:name="P5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8bbd8" officeooo:paragraph-rsid="00a8bbd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49091" officeooo:paragraph-rsid="00a4909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60308" officeooo:paragraph-rsid="00a7851a" style:font-size-asian="10.5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52f44" style:font-size-asian="10.5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style:font-size-asian="10.5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6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" style:font-weight-complex="bold"/>
    </style:style>
    <style:style style:name="P6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638f32" officeooo:paragraph-rsid="00638f32" style:font-weight-asian="bold" style:font-weight-complex="bold"/>
    </style:style>
    <style:style style:name="P6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c21b5" officeooo:paragraph-rsid="005c21b5" style:font-weight-asian="bold" style:font-weight-complex="bold"/>
    </style:style>
    <style:style style:name="P6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63942" officeooo:paragraph-rsid="00563942" style:font-weight-asian="bold" style:font-weight-complex="bold"/>
    </style:style>
    <style:style style:name="P67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style:font-weight-asian="bold" style:font-name-complex="Arial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6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bcb65" officeooo:paragraph-rsid="007bcb65" style:font-size-asian="10.5pt" style:font-weight-asian="bold" style:font-name-complex="Arial" style:font-size-complex="12pt" style:font-weight-complex="bold"/>
    </style:style>
    <style:style style:name="P7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50fa9" officeooo:paragraph-rsid="00950fa9" style:font-size-asian="12pt" style:font-weight-asian="bold" style:font-name-complex="Arial" style:font-size-complex="12pt" style:font-weight-complex="bold"/>
    </style:style>
    <style:style style:name="P7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22001" officeooo:paragraph-rsid="00922001" style:font-size-asian="12pt" style:font-weight-asian="bold" style:font-name-complex="Arial" style:font-size-complex="12pt" style:font-weight-complex="bold"/>
    </style:style>
    <style:style style:name="P7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8fa7b9" officeooo:paragraph-rsid="008fa7b9" style:font-size-asian="12pt" style:font-weight-asian="bold" style:font-name-complex="Arial" style:font-size-complex="12pt" style:font-weight-complex="bold"/>
    </style:style>
    <style:style style:name="P7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" style:font-size-complex="12pt" style:font-weight-complex="normal"/>
    </style:style>
    <style:style style:name="P7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50fa9" style:font-size-asian="12pt" style:font-weight-asian="normal" style:font-name-complex="Arial" style:font-size-complex="12pt" style:font-weight-complex="normal"/>
    </style:style>
    <style:style style:name="P7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22001" style:font-size-asian="12pt" style:font-weight-asian="normal" style:font-name-complex="Arial" style:font-size-complex="12pt" style:font-weight-complex="normal"/>
    </style:style>
    <style:style style:name="P7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7bcb65" officeooo:paragraph-rsid="007f2937" style:font-size-asian="10.5pt" style:font-weight-asian="normal" style:font-name-complex="Arial" style:font-size-complex="12pt" style:font-weight-complex="normal"/>
    </style:style>
    <style:style style:name="P8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0f9c9" officeooo:paragraph-rsid="007f293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a8f32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d89b5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e98d2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997774" officeooo:paragraph-rsid="0099777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9f35a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908b10" officeooo:paragraph-rsid="00908b10" style:font-size-asian="10.5pt" style:font-style-asian="normal" style:font-weight-asian="bold" style:font-name-complex="Arial" style:font-size-complex="12pt" style:font-style-complex="normal" style:font-weight-complex="bold"/>
    </style:style>
    <style:style style:name="P8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8c7945" officeooo:paragraph-rsid="008c7945" style:font-size-asian="10.5pt" style:font-style-asian="normal" style:font-weight-asian="bold" style:font-name-complex="Arial" style:font-size-complex="12pt" style:font-style-complex="normal" style:font-weight-complex="bold"/>
    </style:style>
    <style:style style:name="P8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a8f32" officeooo:paragraph-rsid="00af44af" style:font-size-asian="12.25pt" style:font-weight-asian="normal" style:font-name-complex="Arial" style:font-size-complex="14pt" style:font-weight-complex="normal"/>
    </style:style>
    <style:style style:name="P8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c7945" officeooo:paragraph-rsid="008c7945" style:font-size-asian="12.25pt" style:font-weight-asian="normal" style:font-name-complex="Arial" style:font-size-complex="14pt" style:font-weight-complex="normal"/>
    </style:style>
    <style:style style:name="P9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9f35a" style:font-size-asian="12.25pt" style:font-weight-asian="normal" style:font-name-complex="Arial" style:font-size-complex="14pt" style:font-weight-complex="normal"/>
    </style:style>
    <style:style style:name="P9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e98d2" officeooo:paragraph-rsid="00908b10" style:font-size-asian="12.25pt" style:font-weight-asian="bold" style:font-name-complex="Arial" style:font-size-complex="14pt" style:font-weight-complex="bold"/>
    </style:style>
    <style:style style:name="P9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908b10" style:font-size-asian="12.25pt" style:font-weight-asian="bold" style:font-name-complex="Arial" style:font-size-complex="14pt" style:font-weight-complex="bold"/>
    </style:style>
    <style:style style:name="P9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8c7945" style:font-size-asian="12.25pt" style:font-weight-asian="bold" style:font-name-complex="Arial" style:font-size-complex="14pt" style:font-weight-complex="bold"/>
    </style:style>
    <style:style style:name="P94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b30fe" officeooo:paragraph-rsid="004b30fe"/>
    </style:style>
    <style:style style:name="P95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1" officeooo:rsid="0048b833" officeooo:paragraph-rsid="0048b833"/>
    </style:style>
    <style:style style:name="P96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8b833" officeooo:paragraph-rsid="0048b833"/>
    </style:style>
    <style:style style:name="P9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9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7ca6a" officeooo:paragraph-rsid="0097ca6a" style:font-weight-asian="normal" style:font-weight-complex="normal"/>
    </style:style>
    <style:style style:name="P9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7ca6a" officeooo:paragraph-rsid="0097ca6a" style:font-weight-asian="bold" style:font-weight-complex="bold"/>
    </style:style>
    <style:style style:name="P10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65ea6" officeooo:paragraph-rsid="00965ea6" style:font-weight-asian="bold" style:font-weight-complex="bold"/>
    </style:style>
    <style:style style:name="P10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paragraph-rsid="00950fa9"/>
    </style:style>
    <style:style style:name="P10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103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officeooo:paragraph-rsid="00bad498"/>
    </style:style>
    <style:style style:name="P104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officeooo:paragraph-rsid="0087c09e"/>
    </style:style>
    <style:style style:name="P105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4pt" fo:font-weight="bold" officeooo:rsid="0087c09e" officeooo:paragraph-rsid="0087c09e" style:font-size-asian="12.25pt" style:font-weight-asian="bold" style:font-name-complex="Arial" style:font-size-complex="14pt" style:font-weight-complex="bold"/>
    </style:style>
    <style:style style:name="P107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line-height="115%" fo:break-before="page"/>
    </style:style>
    <style:style style:name="P109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10" style:family="paragraph" style:parent-style-name="Standard">
      <style:paragraph-properties fo:line-height="115%" fo:break-before="page"/>
      <style:text-properties style:font-name="Liberation Sans1" fo:font-weight="bold" style:font-weight-asian="bold" style:font-weight-complex="bold"/>
    </style:style>
    <style:style style:name="P111" style:family="paragraph" style:parent-style-name="Standard">
      <style:paragraph-properties fo:line-height="115%" fo:text-align="start" style:justify-single-word="false" fo:break-before="page"/>
      <style:text-properties style:font-name="Liberation Sans1" fo:font-weight="bold" officeooo:paragraph-rsid="00c49bc2" style:font-weight-asian="bold" style:font-weight-complex="bold"/>
    </style:style>
    <style:style style:name="P112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4pt" fo:language="en" fo:country="US" fo:font-weight="bold" officeooo:rsid="00cd7e44" officeooo:paragraph-rsid="00cd7e44" style:font-size-asian="12.25pt" style:font-weight-asian="bold" style:font-size-complex="14pt" style:font-weight-complex="bold"/>
    </style:style>
    <style:style style:name="P113" style:family="paragraph" style:parent-style-name="Standard">
      <style:paragraph-properties fo:line-height="115%" fo:text-align="center" style:justify-single-word="false" fo:break-before="page"/>
      <style:text-properties fo:font-size="14pt" fo:font-weight="bold" officeooo:rsid="00cf4176" officeooo:paragraph-rsid="00cf4176" style:font-size-asian="12.25pt" style:font-weight-asian="bold" style:font-size-complex="14pt" style:font-weight-complex="bold"/>
    </style:style>
    <style:style style:name="P114" style:family="paragraph" style:parent-style-name="Text_20_body_20__28_user_29_">
      <style:paragraph-properties fo:line-height="115%" fo:break-before="pag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15" style:family="paragraph" style:parent-style-name="Text_20_body_20__28_user_29_">
      <style:paragraph-properties fo:line-height="115%"/>
    </style:style>
    <style:style style:name="P116" style:family="paragraph" style:parent-style-name="Text_20_body_20__28_user_29_">
      <style:paragraph-properties fo:line-height="115%"/>
      <style:text-properties officeooo:paragraph-rsid="0044030e"/>
    </style:style>
    <style:style style:name="P117" style:family="paragraph" style:parent-style-name="Text_20_body_20__28_user_29_">
      <style:paragraph-properties fo:line-height="115%"/>
      <style:text-properties officeooo:paragraph-rsid="002b078e"/>
    </style:style>
    <style:style style:name="P118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119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120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121" style:family="paragraph" style:parent-style-name="Standard">
      <style:paragraph-properties fo:margin-top="0cm" fo:margin-bottom="0.182cm" loext:contextual-spacing="false" fo:line-height="115%"/>
      <style:text-properties style:font-name="Liberation Sans1" fo:font-weight="bold" officeooo:paragraph-rsid="00242ff3" style:font-weight-asian="bold" style:font-weight-complex="bold"/>
    </style:style>
    <style:style style:name="P122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1" fo:font-size="14pt" officeooo:paragraph-rsid="00bad498" style:font-size-asian="14pt" style:font-size-complex="14pt"/>
    </style:style>
    <style:style style:name="P123" style:family="paragraph" style:parent-style-name="Standard" style:list-style-name="WWNum1">
      <style:paragraph-properties fo:line-height="115%"/>
      <style:text-properties style:font-name="Liberation Sans1" officeooo:paragraph-rsid="00bad498"/>
    </style:style>
    <style:style style:name="P124" style:family="paragraph" style:parent-style-name="Standard">
      <style:paragraph-properties fo:line-height="115%" fo:text-align="start" style:justify-single-word="false"/>
      <style:text-properties style:font-name="Liberation Sans1" fo:font-size="14pt" fo:language="en" fo:country="US" fo:font-weight="bold" officeooo:rsid="00cd7e44" officeooo:paragraph-rsid="00cd7e44" style:font-size-asian="12.25pt" style:font-weight-asian="bold" style:font-size-complex="14pt" style:font-weight-complex="bold"/>
    </style:style>
    <style:style style:name="P125" style:family="paragraph" style:parent-style-name="Standard">
      <style:paragraph-properties fo:line-height="115%" fo:text-align="justify" style:justify-single-word="false"/>
      <style:text-properties style:font-name="Liberation Sans1" fo:font-size="14pt" fo:language="en" fo:country="US" fo:font-style="normal" fo:font-weight="normal" officeooo:rsid="00cf4176" officeooo:paragraph-rsid="00cd7e44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line-height="115%" fo:text-align="start" style:justify-single-word="false"/>
      <style:text-properties style:font-name="Liberation Sans1" fo:font-size="12pt" fo:language="en" fo:country="US" fo:font-weight="normal" officeooo:rsid="00da9b65" officeooo:paragraph-rsid="00da9b65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line-height="115%" fo:text-align="justify" style:justify-single-word="false"/>
      <style:text-properties style:font-name="Liberation Sans1" fo:font-size="12pt" fo:language="en" fo:country="US" fo:font-weight="normal" officeooo:rsid="00cd7e44" officeooo:paragraph-rsid="00cd7e44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line-height="115%" fo:text-align="justify" style:justify-single-word="false"/>
      <style:text-properties style:font-name="Liberation Sans1" fo:font-size="12pt" fo:language="en" fo:country="US" fo:font-style="normal" fo:font-weight="normal" officeooo:rsid="00da9b65" officeooo:paragraph-rsid="00da9b65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cf6d74" officeooo:paragraph-rsid="00daace9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cf6d74" officeooo:paragraph-rsid="00daace9" style:font-size-asian="12pt" style:font-weight-asian="bold" style:font-size-complex="12pt" style:font-weight-complex="bold"/>
    </style:style>
    <style:style style:name="P131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132" style:family="paragraph" style:parent-style-name="Standard">
      <style:paragraph-properties fo:line-height="115%" fo:text-align="center" style:justify-single-word="false"/>
      <style:text-properties fo:font-size="14pt" fo:font-weight="bold" officeooo:rsid="00cd7e44" officeooo:paragraph-rsid="00cd7e44" style:font-size-asian="12.25pt" style:font-weight-asian="bold" style:font-size-complex="14pt" style:font-weight-complex="bold"/>
    </style:style>
    <style:style style:name="P133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7851a" officeooo:paragraph-rsid="00a7851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34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d5934" officeooo:paragraph-rsid="00ad593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1" fo:font-style="italic" fo:font-weight="normal" officeooo:rsid="00604396" style:font-style-asian="italic" style:font-weight-asian="normal" style:font-style-complex="italic" style:font-weight-complex="normal"/>
    </style:style>
    <style:style style:name="T7" style:family="text">
      <style:text-properties style:font-name="Liberation Sans1" fo:font-weight="bold" style:font-weight-asian="bold" style:font-weight-complex="bold"/>
    </style:style>
    <style:style style:name="T8" style:family="text">
      <style:text-properties style:font-name="Liberation Sans1" style:font-style-complex="italic"/>
    </style:style>
    <style:style style:name="T9" style:family="text">
      <style:text-properties style:font-name="Liberation Sans1" fo:language="en" fo:country="US"/>
    </style:style>
    <style:style style:name="T10" style:family="text">
      <style:text-properties style:font-name="Liberation Sans1" fo:language="en" fo:country="US" fo:font-weight="bold" style:font-weight-asian="bold" style:font-weight-complex="bold"/>
    </style:style>
    <style:style style:name="T11" style:family="text">
      <style:text-properties style:font-name="Liberation Sans1" fo:language="en" fo:country="US" style:font-weight-complex="bold"/>
    </style:style>
    <style:style style:name="T12" style:family="text">
      <style:text-properties style:font-name="Liberation Sans1" fo:language="en" fo:country="US" officeooo:rsid="002d654b" style:font-weight-complex="bold"/>
    </style:style>
    <style:style style:name="T13" style:family="text">
      <style:text-properties style:font-name="Liberation Sans1" fo:language="en" fo:country="US" officeooo:rsid="002a527d"/>
    </style:style>
    <style:style style:name="T14" style:family="text">
      <style:text-properties style:font-name="Liberation Sans1" fo:language="en" fo:country="US" officeooo:rsid="002b078e"/>
    </style:style>
    <style:style style:name="T15" style:family="text">
      <style:text-properties style:font-name="Liberation Sans1" fo:language="en" fo:country="US" officeooo:rsid="002b0d76"/>
    </style:style>
    <style:style style:name="T16" style:family="text">
      <style:text-properties style:font-name="Liberation Sans1" fo:language="en" fo:country="US" officeooo:rsid="002d654b"/>
    </style:style>
    <style:style style:name="T17" style:family="text">
      <style:text-properties style:font-name="Liberation Sans1" fo:language="en" fo:country="US" officeooo:rsid="00372986"/>
    </style:style>
    <style:style style:name="T18" style:family="text">
      <style:text-properties style:font-name="Liberation Sans1" fo:language="en" fo:country="US" officeooo:rsid="0041a741"/>
    </style:style>
    <style:style style:name="T19" style:family="text">
      <style:text-properties style:font-name="Liberation Sans1" fo:language="en" fo:country="US" officeooo:rsid="0044030e"/>
    </style:style>
    <style:style style:name="T20" style:family="text">
      <style:text-properties style:font-name="Liberation Sans1" fo:language="en" fo:country="US" fo:font-weight="normal" style:font-weight-asian="normal" style:font-weight-complex="normal"/>
    </style:style>
    <style:style style:name="T21" style:family="text">
      <style:text-properties style:font-name="Liberation Sans1" fo:language="en" fo:country="US" fo:font-style="italic" style:font-style-asian="italic" style:font-style-complex="italic"/>
    </style:style>
    <style:style style:name="T22" style:family="text">
      <style:text-properties style:font-name="Liberation Sans1" officeooo:rsid="0004d903"/>
    </style:style>
    <style:style style:name="T23" style:family="text">
      <style:text-properties style:font-name="Liberation Sans1" officeooo:rsid="0006fe0a"/>
    </style:style>
    <style:style style:name="T24" style:family="text">
      <style:text-properties style:font-name="Liberation Sans1" fo:font-size="12pt" officeooo:rsid="0006fe0a" style:font-size-asian="12pt" style:font-size-complex="12pt"/>
    </style:style>
    <style:style style:name="T25" style:family="text">
      <style:text-properties style:font-name="Liberation Sans1" officeooo:rsid="0020c489"/>
    </style:style>
    <style:style style:name="T26" style:family="text">
      <style:text-properties style:font-name="Liberation Sans1" officeooo:rsid="003052f6"/>
    </style:style>
    <style:style style:name="T27" style:family="text">
      <style:text-properties style:font-name="Liberation Sans1" officeooo:rsid="003ace8c"/>
    </style:style>
    <style:style style:name="T28" style:family="text">
      <style:text-properties style:font-name="Liberation Sans1" officeooo:rsid="0050a3d0"/>
    </style:style>
    <style:style style:name="T29" style:family="text">
      <style:text-properties style:font-name="Liberation Sans1" officeooo:rsid="0051b5c9"/>
    </style:style>
    <style:style style:name="T30" style:family="text">
      <style:text-properties style:font-name="Liberation Sans1" fo:font-weight="normal" style:font-weight-asian="normal" style:font-weight-complex="normal"/>
    </style:style>
    <style:style style:name="T31" style:family="text">
      <style:text-properties style:font-name="Liberation Sans1" fo:font-weight="normal" officeooo:rsid="0058a53a" style:font-weight-asian="normal" style:font-weight-complex="normal"/>
    </style:style>
    <style:style style:name="T32" style:family="text">
      <style:text-properties style:font-name="Liberation Sans1" fo:font-weight="normal" officeooo:rsid="0058a6b9" style:font-weight-asian="normal" style:font-weight-complex="normal"/>
    </style:style>
    <style:style style:name="T33" style:family="text">
      <style:text-properties style:font-name="Liberation Sans1" fo:font-weight="normal" officeooo:rsid="00591b1a" style:font-weight-asian="normal" style:font-weight-complex="normal"/>
    </style:style>
    <style:style style:name="T34" style:family="text">
      <style:text-properties style:font-name="Liberation Sans1" fo:font-weight="normal" officeooo:rsid="005a4c73" style:font-weight-asian="normal" style:font-weight-complex="normal"/>
    </style:style>
    <style:style style:name="T35" style:family="text">
      <style:text-properties style:font-name="Liberation Sans1" fo:font-weight="normal" officeooo:rsid="005e118e" style:font-weight-asian="normal" style:font-weight-complex="normal"/>
    </style:style>
    <style:style style:name="T36" style:family="text">
      <style:text-properties style:font-name="Liberation Sans1" fo:font-weight="normal" officeooo:rsid="00604396" style:font-weight-asian="normal" style:font-weight-complex="normal"/>
    </style:style>
    <style:style style:name="T37" style:family="text">
      <style:text-properties style:font-name="Liberation Sans1" fo:font-weight="normal" officeooo:rsid="006265a9" style:font-weight-asian="normal" style:font-weight-complex="normal"/>
    </style:style>
    <style:style style:name="T38" style:family="text">
      <style:text-properties style:font-name="Liberation Sans1" fo:font-weight="normal" officeooo:rsid="00653d9c" style:font-weight-asian="normal" style:font-weight-complex="normal"/>
    </style:style>
    <style:style style:name="T39" style:family="text">
      <style:text-properties style:font-name="Liberation Sans1" fo:font-weight="normal" officeooo:rsid="00667f26" style:font-weight-asian="normal" style:font-weight-complex="normal"/>
    </style:style>
    <style:style style:name="T40" style:family="text">
      <style:text-properties style:font-name="Liberation Sans1" fo:font-weight="normal" officeooo:rsid="0068f03c" style:font-weight-asian="normal" style:font-weight-complex="normal"/>
    </style:style>
    <style:style style:name="T41" style:family="text">
      <style:text-properties style:font-name="Liberation Sans1" officeooo:rsid="00604396"/>
    </style:style>
    <style:style style:name="T42" style:family="text">
      <style:text-properties style:font-name="Liberation Sans1" officeooo:rsid="00653d9c"/>
    </style:style>
    <style:style style:name="T43" style:family="text">
      <style:text-properties style:font-name="Liberation Sans1" officeooo:rsid="0068f03c"/>
    </style:style>
    <style:style style:name="T44" style:family="text">
      <style:text-properties style:font-name="Liberation Sans1" officeooo:rsid="006bfd70"/>
    </style:style>
    <style:style style:name="T45" style:family="text">
      <style:text-properties style:font-name="Liberation Sans1" officeooo:rsid="006df57f"/>
    </style:style>
    <style:style style:name="T46" style:family="text">
      <style:text-properties style:font-name="Liberation Sans1" officeooo:rsid="006ee05c"/>
    </style:style>
    <style:style style:name="T47" style:family="text">
      <style:text-properties style:font-name="Liberation Sans1" officeooo:rsid="006fe911"/>
    </style:style>
    <style:style style:name="T48" style:family="text">
      <style:text-properties style:font-name="Liberation Sans1" officeooo:rsid="0087c09e"/>
    </style:style>
    <style:style style:name="T49" style:family="text">
      <style:text-properties style:font-name="Liberation Sans1" officeooo:rsid="00d74ad9"/>
    </style:style>
    <style:style style:name="T50" style:family="text">
      <style:text-properties style:font-name="Liberation Sans1" officeooo:rsid="00d8607e"/>
    </style:style>
    <style:style style:name="T51" style:family="text">
      <style:text-properties style:text-position="super 58%" style:font-name="Liberation Sans1" fo:font-size="14pt" style:font-size-asian="14pt" style:font-size-complex="14pt"/>
    </style:style>
    <style:style style:name="T52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5" style:family="text">
      <style:text-properties fo:font-size="12pt" fo:font-style="normal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89f35a" style:font-size-asian="10.5pt" style:font-style-asian="normal" style:font-size-complex="12pt" style:font-style-complex="normal"/>
    </style:style>
    <style:style style:name="T57" style:family="text">
      <style:text-properties fo:font-size="12pt" fo:font-style="normal" officeooo:rsid="008a8f32" style:font-size-asian="10.5pt" style:font-style-asian="normal" style:font-size-complex="12pt" style:font-style-complex="normal"/>
    </style:style>
    <style:style style:name="T58" style:family="text">
      <style:text-properties fo:font-size="12pt" fo:font-style="normal" officeooo:rsid="00908b10" style:font-size-asian="10.5pt" style:font-style-asian="normal" style:font-size-complex="12pt" style:font-style-complex="normal"/>
    </style:style>
    <style:style style:name="T59" style:family="text">
      <style:text-properties fo:font-size="12pt" fo:font-style="normal" officeooo:rsid="00a9f4b6" style:font-size-asian="10.5pt" style:font-style-asian="normal" style:font-size-complex="12pt" style:font-style-complex="normal"/>
    </style:style>
    <style:style style:name="T60" style:family="text">
      <style:text-properties fo:font-size="12pt" fo:font-style="normal" officeooo:rsid="00af4389" style:font-size-asian="10.5pt" style:font-style-asian="normal" style:font-size-complex="12pt" style:font-style-complex="normal"/>
    </style:style>
    <style:style style:name="T61" style:family="text">
      <style:text-properties fo:font-size="12pt" fo:font-style="normal" officeooo:rsid="00af44af" style:font-size-asian="10.5pt" style:font-style-asian="normal" style:font-size-complex="12pt" style:font-style-complex="normal"/>
    </style:style>
    <style:style style:name="T62" style:family="text">
      <style:text-properties fo:font-size="12pt" fo:font-style="normal" officeooo:rsid="00da8ee9" style:font-size-asian="10.5pt" style:font-style-asian="normal" style:font-size-complex="12pt" style:font-style-complex="normal"/>
    </style:style>
    <style:style style:name="T6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8d89b5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8fa7b9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908b1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8e98d2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da8ee9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italic" style:font-size-asian="10.5pt" style:font-style-asian="italic" style:font-size-complex="12pt" style:font-style-complex="italic"/>
    </style:style>
    <style:style style:name="T70" style:family="text">
      <style:text-properties fo:font-size="12pt" fo:font-style="italic" fo:font-weight="normal" officeooo:rsid="008d89b5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size="12pt" officeooo:rsid="00bcfbeb" style:font-size-asian="10.5pt" style:font-size-complex="12pt"/>
    </style:style>
    <style:style style:name="T72" style:family="text">
      <style:text-properties officeooo:rsid="00449dd7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4617bd" style:font-weight-asian="normal" style:font-weight-complex="normal"/>
    </style:style>
    <style:style style:name="T75" style:family="text">
      <style:text-properties fo:font-weight="normal" officeooo:rsid="00481964" style:font-weight-asian="normal" style:font-weight-complex="normal"/>
    </style:style>
    <style:style style:name="T76" style:family="text">
      <style:text-properties fo:font-weight="normal" officeooo:rsid="004ea5c8" style:font-weight-asian="normal" style:font-weight-complex="normal"/>
    </style:style>
    <style:style style:name="T77" style:family="text">
      <style:text-properties fo:font-weight="normal" officeooo:rsid="0069c828" style:font-weight-asian="normal" style:font-weight-complex="normal"/>
    </style:style>
    <style:style style:name="T78" style:family="text">
      <style:text-properties fo:font-weight="normal" officeooo:rsid="0075ebbd" style:font-weight-asian="normal" style:font-weight-complex="normal"/>
    </style:style>
    <style:style style:name="T79" style:family="text">
      <style:text-properties fo:font-weight="normal" officeooo:rsid="007a3c92" style:font-weight-asian="normal" style:font-weight-complex="normal"/>
    </style:style>
    <style:style style:name="T80" style:family="text">
      <style:text-properties fo:font-weight="normal" officeooo:rsid="008c0747" style:font-weight-asian="normal" style:font-weight-complex="normal"/>
    </style:style>
    <style:style style:name="T81" style:family="text">
      <style:text-properties fo:font-weight="normal" officeooo:rsid="0093dbea" style:font-weight-asian="normal" style:font-weight-complex="normal"/>
    </style:style>
    <style:style style:name="T82" style:family="text">
      <style:text-properties fo:font-weight="normal" officeooo:rsid="00950fa9" style:font-weight-asian="normal" style:font-weight-complex="normal"/>
    </style:style>
    <style:style style:name="T83" style:family="text">
      <style:text-properties fo:font-weight="normal" officeooo:rsid="0097ca6a" style:font-weight-asian="normal" style:font-weight-complex="normal"/>
    </style:style>
    <style:style style:name="T84" style:family="text">
      <style:text-properties fo:font-weight="normal" officeooo:rsid="009c0f79" style:font-weight-asian="normal" style:font-weight-complex="normal"/>
    </style:style>
    <style:style style:name="T85" style:family="text">
      <style:text-properties fo:font-weight="normal" officeooo:rsid="009c991a" style:font-weight-asian="normal" style:font-weight-complex="normal"/>
    </style:style>
    <style:style style:name="T86" style:family="text">
      <style:text-properties fo:font-weight="normal" officeooo:rsid="00b900dd" style:font-weight-asian="normal" style:font-weight-complex="normal"/>
    </style:style>
    <style:style style:name="T87" style:family="text">
      <style:text-properties fo:font-weight="normal" officeooo:rsid="00ba66bc" style:font-weight-asian="normal" style:font-weight-complex="normal"/>
    </style:style>
    <style:style style:name="T88" style:family="text">
      <style:text-properties fo:font-weight="normal" officeooo:rsid="00b0e91b" style:font-weight-asian="normal" style:font-weight-complex="normal"/>
    </style:style>
    <style:style style:name="T89" style:family="text">
      <style:text-properties fo:font-weight="normal" officeooo:rsid="00b2d8a8" style:font-weight-asian="normal" style:font-weight-complex="normal"/>
    </style:style>
    <style:style style:name="T90" style:family="text">
      <style:text-properties fo:font-weight="normal" officeooo:rsid="00b3465d" style:font-weight-asian="normal" style:font-weight-complex="normal"/>
    </style:style>
    <style:style style:name="T91" style:family="text">
      <style:text-properties fo:font-weight="normal" officeooo:rsid="00bdabd5" style:font-weight-asian="normal" style:font-weight-complex="normal"/>
    </style:style>
    <style:style style:name="T92" style:family="text">
      <style:text-properties fo:font-weight="normal" officeooo:rsid="00bfa2c2" style:font-weight-asian="normal" style:font-weight-complex="normal"/>
    </style:style>
    <style:style style:name="T93" style:family="text">
      <style:text-properties fo:font-weight="normal" officeooo:rsid="00c99c9d" style:font-weight-asian="normal" style:font-weight-complex="normal"/>
    </style:style>
    <style:style style:name="T94" style:family="text">
      <style:text-properties fo:font-weight="normal" officeooo:rsid="00d74ad9" style:font-weight-asian="normal" style:font-weight-complex="normal"/>
    </style:style>
    <style:style style:name="T95" style:family="text">
      <style:text-properties fo:font-weight="normal" officeooo:rsid="00d9e775" style:font-weight-asian="normal" style:font-weight-complex="normal"/>
    </style:style>
    <style:style style:name="T96" style:family="text">
      <style:text-properties fo:font-weight="normal" officeooo:rsid="00965ea6" style:font-weight-asian="normal" style:font-weight-complex="normal"/>
    </style:style>
    <style:style style:name="T97" style:family="text">
      <style:text-properties fo:font-weight="normal" officeooo:rsid="00da9b65" style:font-weight-asian="normal" style:font-weight-complex="normal"/>
    </style:style>
    <style:style style:name="T98" style:family="text">
      <style:text-properties officeooo:rsid="004b30fe"/>
    </style:style>
    <style:style style:name="T99" style:family="text">
      <style:text-properties officeooo:rsid="004e393c"/>
    </style:style>
    <style:style style:name="T100" style:family="text">
      <style:text-properties officeooo:rsid="004ea5c8"/>
    </style:style>
    <style:style style:name="T101" style:family="text">
      <style:text-properties officeooo:rsid="004f5080"/>
    </style:style>
    <style:style style:name="T102" style:family="text">
      <style:text-properties officeooo:rsid="00528069"/>
    </style:style>
    <style:style style:name="T103" style:family="text">
      <style:text-properties officeooo:rsid="0058a53a"/>
    </style:style>
    <style:style style:name="T104" style:family="text">
      <style:text-properties officeooo:rsid="0069c828"/>
    </style:style>
    <style:style style:name="T105" style:family="text">
      <style:text-properties officeooo:rsid="0079679a"/>
    </style:style>
    <style:style style:name="T106" style:family="text">
      <style:text-properties officeooo:rsid="007a3c92"/>
    </style:style>
    <style:style style:name="T1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0a2aa8f" style:font-style-asian="italic" style:font-style-complex="italic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7a8add" style:font-style-asian="normal" style:font-style-complex="normal"/>
    </style:style>
    <style:style style:name="T112" style:family="text">
      <style:text-properties fo:font-style="normal" officeooo:rsid="007d3e3a" style:font-style-asian="normal" style:font-style-complex="normal"/>
    </style:style>
    <style:style style:name="T113" style:family="text">
      <style:text-properties fo:font-style="normal" officeooo:rsid="007f2937" style:font-style-asian="normal" style:font-style-complex="normal"/>
    </style:style>
    <style:style style:name="T114" style:family="text">
      <style:text-properties fo:font-style="normal" officeooo:rsid="0080f9c9" style:font-style-asian="normal" style:font-style-complex="normal"/>
    </style:style>
    <style:style style:name="T115" style:family="text">
      <style:text-properties fo:font-style="normal" officeooo:rsid="008a8f32" style:font-style-asian="normal" style:font-style-complex="normal"/>
    </style:style>
    <style:style style:name="T116" style:family="text">
      <style:text-properties fo:font-style="normal" officeooo:rsid="00a2aa8f" style:font-style-asian="normal" style:font-style-complex="normal"/>
    </style:style>
    <style:style style:name="T117" style:family="text">
      <style:text-properties fo:font-style="normal" officeooo:rsid="00a49091" style:font-style-asian="normal" style:font-style-complex="normal"/>
    </style:style>
    <style:style style:name="T118" style:family="text">
      <style:text-properties fo:font-style="normal" officeooo:rsid="00a52f44" style:font-style-asian="normal" style:font-style-complex="normal"/>
    </style:style>
    <style:style style:name="T119" style:family="text">
      <style:text-properties fo:font-style="normal" officeooo:rsid="00a7851a" style:font-style-asian="normal" style:font-style-complex="normal"/>
    </style:style>
    <style:style style:name="T120" style:family="text">
      <style:text-properties fo:font-style="normal" officeooo:rsid="00c6300a" style:font-style-asian="normal" style:font-style-complex="normal"/>
    </style:style>
    <style:style style:name="T121" style:family="text">
      <style:text-properties fo:font-style="normal" officeooo:rsid="00d9e775" style:font-style-asian="normal" style:font-style-complex="normal"/>
    </style:style>
    <style:style style:name="T122" style:family="text">
      <style:text-properties fo:font-style="normal" officeooo:rsid="00da9b65" style:font-style-asian="normal" style:font-style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d9e77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127" style:family="text">
      <style:text-properties fo:font-size="16pt" style:font-size-asian="16pt" style:font-size-complex="16pt"/>
    </style:style>
    <style:style style:name="T128" style:family="text">
      <style:text-properties fo:font-size="16pt" officeooo:rsid="008343da" style:font-size-asian="16pt" style:font-size-complex="16pt"/>
    </style:style>
    <style:style style:name="T129" style:family="text">
      <style:text-properties fo:font-size="16pt" officeooo:rsid="009eb6a4" style:font-size-asian="16pt" style:font-size-complex="16pt"/>
    </style:style>
    <style:style style:name="T130" style:family="text">
      <style:text-properties fo:font-size="16pt" officeooo:rsid="00b0d076" style:font-size-asian="16pt" style:font-size-complex="16pt"/>
    </style:style>
    <style:style style:name="T131" style:family="text">
      <style:text-properties officeooo:rsid="0085dfb1"/>
    </style:style>
    <style:style style:name="T132" style:family="text">
      <style:text-properties style:font-name="Courier New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33" style:family="text">
      <style:text-properties officeooo:rsid="008a8f32"/>
    </style:style>
    <style:style style:name="T134" style:family="text">
      <style:text-properties officeooo:rsid="00908b10"/>
    </style:style>
    <style:style style:name="T135" style:family="text">
      <style:text-properties officeooo:rsid="00a2aa8f"/>
    </style:style>
    <style:style style:name="T136" style:family="text">
      <style:text-properties officeooo:rsid="00b0e91b"/>
    </style:style>
    <style:style style:name="T137" style:family="text">
      <style:text-properties officeooo:rsid="00b1a3af"/>
    </style:style>
    <style:style style:name="T138" style:family="text">
      <style:text-properties officeooo:rsid="00b2d8a8"/>
    </style:style>
    <style:style style:name="T139" style:family="text">
      <style:text-properties officeooo:rsid="00b3465d"/>
    </style:style>
    <style:style style:name="T140" style:family="text">
      <style:text-properties officeooo:rsid="00b792ba"/>
    </style:style>
    <style:style style:name="T141" style:family="text">
      <style:text-properties officeooo:rsid="00bad498"/>
    </style:style>
    <style:style style:name="T142" style:family="text">
      <style:text-properties style:font-name="Liberation Serif" fo:font-weight="normal" officeooo:rsid="00bad498" style:font-weight-asian="normal" style:font-weight-complex="normal"/>
    </style:style>
    <style:style style:name="T143" style:family="text">
      <style:text-properties style:font-name="Liberation Serif" fo:font-weight="normal" officeooo:rsid="00bb96c7" style:font-weight-asian="normal" style:font-weight-complex="normal"/>
    </style:style>
    <style:style style:name="T144" style:family="text">
      <style:text-properties style:font-name="Liberation Serif" fo:font-weight="normal" officeooo:rsid="00bbf228" style:font-weight-asian="normal" style:font-weight-complex="normal"/>
    </style:style>
    <style:style style:name="T145" style:family="text">
      <style:text-properties style:font-name="Liberation Serif" fo:language="en" fo:country="US" fo:font-weight="normal" officeooo:rsid="00bad498" style:font-weight-asian="normal" style:font-weight-complex="normal"/>
    </style:style>
    <style:style style:name="T146" style:family="text">
      <style:text-properties style:font-name="Liberation Serif" fo:language="en" fo:country="US" fo:font-weight="normal" officeooo:rsid="00bb96c7" style:font-weight-asian="normal" style:font-weight-complex="normal"/>
    </style:style>
    <style:style style:name="T147" style:family="text">
      <style:text-properties style:font-name="Liberation Sans" fo:font-weight="normal" officeooo:rsid="00bb96c7" style:font-weight-asian="normal" style:font-weight-complex="normal"/>
    </style:style>
    <style:style style:name="T148" style:family="text">
      <style:text-properties style:font-name="Liberation Sans" fo:font-weight="normal" officeooo:rsid="00c99c9d" style:font-weight-asian="normal" style:font-weight-complex="normal"/>
    </style:style>
    <style:style style:name="T149" style:family="text">
      <style:text-properties style:font-name="Liberation Sans" fo:font-weight="normal" officeooo:rsid="00bb96c7" style:font-size-asian="10.5pt" style:font-weight-asian="normal" style:font-weight-complex="normal"/>
    </style:style>
    <style:style style:name="T150" style:family="text">
      <style:text-properties style:font-name="Liberation Sans" fo:font-weight="normal" officeooo:rsid="00c99c9d" style:font-size-asian="10.5pt" style:font-weight-asian="normal" style:font-weight-complex="normal"/>
    </style:style>
    <style:style style:name="T151" style:family="text">
      <style:text-properties style:font-name="Liberation Sans" officeooo:rsid="00bb96c7"/>
    </style:style>
    <style:style style:name="T152" style:family="text">
      <style:text-properties style:font-name="Liberation Sans" officeooo:rsid="00b0e91b"/>
    </style:style>
    <style:style style:name="T153" style:family="text">
      <style:text-properties style:font-name="Liberation Sans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Sans" fo:font-size="12pt" fo:font-style="italic" fo:font-weight="normal" officeooo:rsid="0087c09e" style:font-size-asian="10.5pt" style:font-style-asian="italic" style:font-weight-asian="normal" style:font-size-complex="12pt" style:font-style-complex="italic" style:font-weight-complex="normal"/>
    </style:style>
    <style:style style:name="T155" style:family="text">
      <style:text-properties style:font-name="Liberation Sans" officeooo:rsid="00c99c9d"/>
    </style:style>
    <style:style style:name="T156" style:family="text">
      <style:text-properties style:font-name="Liberation Sans" fo:language="en" fo:country="US"/>
    </style:style>
    <style:style style:name="T157" style:family="text">
      <style:text-properties style:font-name="Liberation Sans" fo:language="en" fo:country="US" fo:font-weight="normal" style:font-weight-asian="normal" style:font-weight-complex="normal"/>
    </style:style>
    <style:style style:name="T158" style:family="text">
      <style:text-properties style:font-name="Liberation Sans" fo:language="en" fo:country="US" fo:font-weight="normal" officeooo:rsid="00bb96c7" style:font-weight-asian="normal" style:font-weight-complex="normal"/>
    </style:style>
    <style:style style:name="T159" style:family="text">
      <style:text-properties style:font-name="Liberation Sans" fo:language="en" fo:country="US" fo:font-style="italic" style:font-style-asian="italic" style:font-style-complex="italic"/>
    </style:style>
    <style:style style:name="T160" style:family="text">
      <style:text-properties style:font-name="Liberation Sans" officeooo:rsid="00b3465d"/>
    </style:style>
    <style:style style:name="T161" style:family="text">
      <style:text-properties fo:font-weight="bold" officeooo:rsid="00bcfbeb" style:font-weight-asian="bold" style:font-weight-complex="bold"/>
    </style:style>
    <style:style style:name="T162" style:family="text">
      <style:text-properties officeooo:rsid="00c1081a"/>
    </style:style>
    <style:style style:name="T163" style:family="text">
      <style:text-properties officeooo:rsid="00c30e28"/>
    </style:style>
    <style:style style:name="T164" style:family="text">
      <style:text-properties fo:language="en" fo:country="US"/>
    </style:style>
    <style:style style:name="T165" style:family="text">
      <style:text-properties fo:language="en" fo:country="US" officeooo:rsid="00cd7e44"/>
    </style:style>
    <style:style style:name="T166" style:family="text">
      <style:text-properties officeooo:rsid="00d169fb"/>
    </style:style>
    <style:style style:name="T167" style:family="text">
      <style:text-properties officeooo:rsid="00d23f68"/>
    </style:style>
    <style:style style:name="T168" style:family="text">
      <style:text-properties officeooo:rsid="00d58e78"/>
    </style:style>
    <style:style style:name="T169" style:family="text">
      <style:text-properties officeooo:rsid="00d74ad9"/>
    </style:style>
    <style:style style:name="T170" style:family="text">
      <style:text-properties officeooo:rsid="00da8ee9"/>
    </style:style>
    <style:style style:name="T171" style:family="text">
      <style:text-properties officeooo:rsid="00da9b6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UNIVERSIDADE FEDERAL DE VIÇOSA</text:p>
      <text:p text:style-name="P12">CENTRO DE CIÊNCIAS EXATAS E TECNOLÓGICAS</text:p>
      <text:p text:style-name="P12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6">BIBLIOTECA PARA MATEMÁTICA SIMBÓLICA EM C++</text:p>
      <text:p text:style-name="P3"/>
      <text:p text:style-name="P3"/>
      <text:p text:style-name="P3"/>
      <text:p text:style-name="P9">Arthur Gonçalves do Carmo<text:tab/><text:tab/><text:tab/></text:p>
      <text:p text:style-name="P19">Graduando em Ciência da Computação</text:p>
      <text:p text:style-name="P4"/>
      <text:p text:style-name="P4"/>
      <text:p text:style-name="P4"/>
      <text:p text:style-name="P12">Luiz Carlos de Abreu Albuquerque</text:p>
      <text:p text:style-name="P12">(Orientador)</text:p>
      <text:p text:style-name="P3"/>
      <text:p text:style-name="P3"/>
      <text:p text:style-name="P3"/>
      <text:p text:style-name="P3"/>
      <text:p text:style-name="P3"/>
      <text:p text:style-name="P12">VIÇOSA – MINAS GERAIS</text:p>
      <text:p text:style-name="P11"><text:span text:style-name="T169">DEZEMBRO</text:span> – 2018</text:p>
      <text:p text:style-name="P26"><text:soft-page-break/>SUMÁRIO</text:p>
      <text:p text:style-name="P13"/>
      <text:p text:style-name="P27">RESUM<text:span text:style-name="T141">O</text:span><text:span text:style-name="T142">...............................................................................................................................</text:span><text:span text:style-name="T86">04</text:span></text:p>
      <text:p text:style-name="P27">1. Introdução<text:span text:style-name="T142">.......................</text:span><text:span text:style-name="T144">.</text:span><text:span text:style-name="T142">................................................................................................</text:span><text:span text:style-name="T87">05</text:span></text:p>
      <text:p text:style-name="P27"><text:tab/><text:span text:style-name="T137">1.1 Objetivos</text:span><text:span text:style-name="T142">.........................................................................................................</text:span><text:span text:style-name="T143">.</text:span><text:span text:style-name="T142">.</text:span><text:span text:style-name="T87">05</text:span></text:p>
      <text:p text:style-name="P27">2 Referencial <text:span text:style-name="T136">Teórico</text:span><text:span text:style-name="T142">........</text:span><text:span text:style-name="T144">.</text:span><text:span text:style-name="T142">............................................................................................</text:span><text:span text:style-name="T143">.</text:span><text:span text:style-name="T142">.</text:span><text:span text:style-name="T143">.</text:span><text:span text:style-name="T142">.</text:span><text:span text:style-name="T88">06</text:span></text:p>
      <text:p text:style-name="P27"><text:span text:style-name="T138">2.1 Números de precisão múltipla</text:span><text:span text:style-name="T142">..................................................................</text:span><text:span text:style-name="T143">.</text:span><text:span text:style-name="T142">..</text:span><text:span text:style-name="T89">06</text:span></text:p>
      <text:p text:style-name="P35"><text:span text:style-name="T138">2.</text:span>1.1 Números inteiros<text:span text:style-name="T142">..............................................................................</text:span><text:span text:style-name="T89">06</text:span></text:p>
      <text:p text:style-name="P35">2.1.2 Números racionais<text:span text:style-name="T142">...........................................................................</text:span><text:span text:style-name="T89">06</text:span></text:p>
      <text:p text:style-name="P35">2.1.3 Números em aritmética modular<text:span text:style-name="T142">.....................</text:span><text:span text:style-name="T143">.</text:span><text:span text:style-name="T142">............................</text:span><text:span text:style-name="T89">06</text:span></text:p>
      <text:p text:style-name="P29"><text:tab/>2.2 <text:span text:style-name="T139">Expressões algébricas</text:span><text:span text:style-name="T142">.................................................................................</text:span><text:span text:style-name="T143">.</text:span><text:span text:style-name="T142">.</text:span><text:span text:style-name="T87">0</text:span><text:span text:style-name="T93">7</text:span></text:p>
      <text:p text:style-name="P29"><text:tab/><text:tab/>2.2.1 <text:span text:style-name="T139">Monômios com coeficientes racionais</text:span><text:span text:style-name="T142">.....................................</text:span><text:span text:style-name="T143">..</text:span><text:span text:style-name="T90">0</text:span><text:span text:style-name="T93">7</text:span></text:p>
      <text:p text:style-name="P29"><text:tab/><text:tab/>2.2.2 <text:span text:style-name="T139">Polinômios com coeficientes racionais</text:span><text:span text:style-name="T142">.....................................</text:span><text:span text:style-name="T90">0</text:span><text:span text:style-name="T93">8</text:span></text:p>
      <text:p text:style-name="P29"><text:tab/><text:tab/>2.2.3 <text:span text:style-name="T139">Expressões aritméticas</text:span><text:span text:style-name="T142">..................................................................</text:span><text:span text:style-name="T90">0</text:span><text:span text:style-name="T93">8</text:span></text:p>
      <text:p text:style-name="P28">3. Metodologia<text:span text:style-name="T142">.....................................................................................................................</text:span><text:span text:style-name="T87">0</text:span><text:span text:style-name="T93">9</text:span></text:p>
      <text:p text:style-name="P28"><text:tab/><text:span text:style-name="T138">3.1 Representação</text:span><text:span text:style-name="T142">..................................................................................................</text:span><text:span text:style-name="T87">0</text:span><text:span text:style-name="T93">9</text:span></text:p>
      <text:p text:style-name="P28"><text:tab/><text:tab/><text:span text:style-name="T138">3.1.1 Números inteiros</text:span><text:span text:style-name="T142">...............................................................................</text:span><text:span text:style-name="T87">0</text:span><text:span text:style-name="T93">9</text:span></text:p>
      <text:p text:style-name="P28"><text:tab/><text:tab/><text:span text:style-name="T138">3.1.2 Números racionais</text:span><text:span text:style-name="T142">............................................................................</text:span><text:span text:style-name="T87">0</text:span><text:span text:style-name="T93">9</text:span></text:p>
      <text:p text:style-name="P30"><text:tab/><text:tab/>3.1.3 <text:span text:style-name="T167">Números em aritmética </text:span><text:span text:style-name="T160">modular</text:span><text:span text:style-name="T142">...................................................</text:span><text:span text:style-name="T148">10</text:span></text:p>
      <text:p text:style-name="P31"><text:tab/><text:tab/>3.1.4 <text:span text:style-name="T139">Tuplas de divisão inteira</text:span><text:span text:style-name="T142">..................................................................</text:span><text:span text:style-name="T148">10</text:span></text:p>
      <text:p text:style-name="P31"><text:tab/><text:tab/>3.1.5 <text:span text:style-name="T139">Monômios com coeficientes racionais</text:span><text:span text:style-name="T142">........................................</text:span><text:span text:style-name="T148">10</text:span></text:p>
      <text:p text:style-name="P31"><text:tab/><text:tab/>3.1.6 <text:span text:style-name="T139">Polinômios com coeficientes racionais</text:span><text:span text:style-name="T142">....................</text:span><text:span text:style-name="T143">.</text:span><text:span text:style-name="T142">..................</text:span><text:span text:style-name="T148">10</text:span></text:p>
      <text:p text:style-name="P29"><text:tab/><text:tab/>3.1.7 <text:span text:style-name="T139">Tupla de divisão de polinômios</text:span><text:span text:style-name="T142">......................................</text:span><text:span text:style-name="T143">..............</text:span><text:span text:style-name="T142">.</text:span><text:span text:style-name="T147">1</text:span><text:span text:style-name="T148">1</text:span></text:p>
      <text:p text:style-name="P29"><text:tab/><text:tab/>3.1.8 <text:span text:style-name="T139">Termos básicos</text:span><text:span text:style-name="T142">...................................................................</text:span><text:span text:style-name="T143">..............</text:span><text:span text:style-name="T142">.</text:span><text:span text:style-name="T147">1</text:span><text:span text:style-name="T148">1</text:span></text:p>
      <text:p text:style-name="P29"><text:tab/><text:tab/>3.1.9 <text:span text:style-name="T139">Funções</text:span><text:span text:style-name="T142">................................................................................</text:span><text:span text:style-name="T143">...............</text:span><text:span text:style-name="T142">.</text:span><text:span text:style-name="T147">1</text:span><text:span text:style-name="T148">1</text:span></text:p>
      <text:p text:style-name="P29"><text:tab/>3.1.10 <text:span text:style-name="T139">Expressões aritméticas</text:span><text:span text:style-name="T142">...............</text:span><text:span text:style-name="T143">.</text:span><text:span text:style-name="T142">...................................</text:span><text:span text:style-name="T143">..............</text:span><text:span text:style-name="T142">.</text:span><text:span text:style-name="T147">1</text:span><text:span text:style-name="T148">1</text:span></text:p>
      <text:p text:style-name="P29"><text:tab/>3.2 <text:span text:style-name="T139">Manipulação</text:span><text:span text:style-name="T142">......................................................................................</text:span><text:span text:style-name="T143">.</text:span><text:span text:style-name="T142">.................</text:span><text:span text:style-name="T149">1</text:span><text:span text:style-name="T150">2</text:span></text:p>
      <text:p text:style-name="P29"><text:tab/><text:tab/><text:span text:style-name="T139">3.2.1 Métodos comuns</text:span><text:span text:style-name="T142">................................................................................</text:span><text:span text:style-name="T149">1</text:span><text:span text:style-name="T150">2</text:span></text:p>
      <text:p text:style-name="P29"><text:soft-page-break/><text:tab/><text:tab/><text:span text:style-name="T139">3.2.2 Métodos especializados</text:span><text:span text:style-name="T142">...................................................................</text:span><text:span text:style-name="T149">1</text:span><text:span text:style-name="T150">2</text:span></text:p>
      <text:p text:style-name="P29"><text:tab/><text:tab/><text:tab/><text:span text:style-name="T139">3.2.2.1 Números inteiros e racionais</text:span><text:span text:style-name="T142">..........................................</text:span><text:span text:style-name="T143">.</text:span><text:span text:style-name="T149">1</text:span><text:span text:style-name="T150">2</text:span></text:p>
      <text:p text:style-name="P29"><text:tab/><text:tab/><text:tab/><text:span text:style-name="T139">3.2.2.2 Números inteiros</text:span><text:span text:style-name="T142">.................................................................</text:span><text:span text:style-name="T149">1</text:span><text:span text:style-name="T150">2</text:span></text:p>
      <text:p text:style-name="P29"><text:tab/><text:tab/><text:tab/><text:span text:style-name="T139">3.2.2.3</text:span> <text:span text:style-name="T140">Números racionais</text:span><text:span text:style-name="T142">...............................</text:span><text:span text:style-name="T143">...</text:span><text:span text:style-name="T142">...........................</text:span><text:span text:style-name="T149">1</text:span><text:span text:style-name="T150">2</text:span></text:p>
      <text:p text:style-name="P29"><text:tab/><text:tab/><text:tab/><text:span text:style-name="T139">3.2.2.4 Números em aritmética modular</text:span><text:span text:style-name="T142">...............................</text:span><text:span text:style-name="T143">...</text:span><text:span text:style-name="T142">..</text:span><text:span text:style-name="T147">1</text:span><text:span text:style-name="T148">3</text:span></text:p>
      <text:p text:style-name="P29"><text:tab/><text:tab/><text:tab/><text:span text:style-name="T139">3.2.2.5 Monômios e polinômios</text:span><text:span text:style-name="T142">....................</text:span><text:span text:style-name="T143">...</text:span><text:span text:style-name="T142">........................</text:span><text:span text:style-name="T143">.</text:span><text:span text:style-name="T142">...</text:span><text:span text:style-name="T147">1</text:span><text:span text:style-name="T148">3</text:span></text:p>
      <text:p text:style-name="P29"><text:tab/><text:tab/><text:tab/><text:span text:style-name="T139">3.2.2.6 Monômios</text:span><text:span text:style-name="T142">.........</text:span><text:span text:style-name="T143">...........................</text:span><text:span text:style-name="T142">...........</text:span><text:span text:style-name="T143">...</text:span><text:span text:style-name="T142">...........................</text:span><text:span text:style-name="T147">1</text:span><text:span text:style-name="T148">3</text:span></text:p>
      <text:p text:style-name="P29"><text:tab/><text:tab/><text:tab/><text:span text:style-name="T139">3.2.2.7 Polinômios</text:span><text:span text:style-name="T142">.......</text:span><text:span text:style-name="T143">..........................</text:span><text:span text:style-name="T142">.............</text:span><text:span text:style-name="T143">...</text:span><text:span text:style-name="T142">...........................</text:span><text:span text:style-name="T147">1</text:span><text:span text:style-name="T148">3</text:span></text:p>
      <text:p text:style-name="P27"><text:span text:style-name="T151">4.</text:span><text:span text:style-name="T147"> </text:span><text:span text:style-name="T151">Considerações </text:span><text:span text:style-name="T152">F</text:span><text:span text:style-name="T151">inais</text:span><text:span text:style-name="T144">..........</text:span><text:span text:style-name="T143">......................</text:span><text:span text:style-name="T142">.............</text:span><text:span text:style-name="T143">...</text:span><text:span text:style-name="T142">.........................</text:span><text:span text:style-name="T143">........................</text:span><text:span text:style-name="T142">..</text:span><text:span text:style-name="T147">1</text:span><text:span text:style-name="T148">4</text:span></text:p>
      <text:p text:style-name="P27"><text:span text:style-name="T151">5. Referências</text:span><text:span text:style-name="T142">.......</text:span><text:span text:style-name="T143">....</text:span><text:span text:style-name="T144">..................</text:span><text:span text:style-name="T143">......................</text:span><text:span text:style-name="T142">.............</text:span><text:span text:style-name="T143">...</text:span><text:span text:style-name="T142">.........................</text:span><text:span text:style-name="T143">........................</text:span><text:span text:style-name="T142">..</text:span><text:span text:style-name="T147">1</text:span><text:span text:style-name="T148">5</text:span></text:p>
      <text:p text:style-name="P129"><text:span text:style-name="T155"><text:s/>6. </text:span><text:span text:style-name="T165">APÊNDICE – </text:span><text:span text:style-name="T164">C</text:span><text:span text:style-name="T165">ódigo fonte, instruções <text:s/>de instalação </text:span><text:span text:style-name="T164">e </text:span><text:span text:style-name="T165">exemplos <text:s/>de uso da bibliotec</text:span><text:span text:style-name="T164">a</text:span><text:span text:style-name="T145">............</text:span><text:span text:style-name="T146">....................................................................................................................</text:span><text:span text:style-name="T158">1</text:span><text:span text:style-name="T157">6</text:span></text:p>
      <text:p text:style-name="P130"><text:span text:style-name="T158"><text:s/></text:span><text:span text:style-name="T156">7. ANEXO – </text:span><text:span text:style-name="T159">GNU BUILD SYSTEM</text:span><text:span text:style-name="T146">..................................................................................</text:span><text:span text:style-name="T158">1</text:span><text:span text:style-name="T157">7</text:span></text:p>
      <text:p text:style-name="P109">RESUMO</text:p>
      <text:p text:style-name="P3"/>
      <text:p text:style-name="P2"/>
      <text:p text:style-name="P8">BIBLIOTECA PARA MATEMÁTICA SIMBÓLICA EM C++</text:p>
      <text:p text:style-name="P8"/>
      <text:p text:style-name="P24"><text:tab/>Luiz Carlos de Abreu Albuquerque (Orientador)</text:p>
      <text:p text:style-name="P24"><text:tab/>Arthur Gonçalves do Carmo (Estudante)</text:p>
      <text:p text:style-name="P3"/>
      <text:p text:style-name="P3"/>
      <text:p text:style-name="P20">RESUMO</text:p>
      <text:p text:style-name="P20"/>
      <text:p text:style-name="P25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20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20">ÁREA DE CONHECIMENTO</text:p>
      <text:p text:style-name="P7"><text:span text:style-name="T7"><text:tab/></text:span><text:span text:style-name="T1">1.03.02.01- 8 - Matemática Simbólica</text:span></text:p>
      <text:p text:style-name="P21">LINHA DE PESQUISA</text:p>
      <text:p text:style-name="P23"><text:tab/>DPI-040 – Algoritmos e Otimização Combinatória</text:p>
      <text:p text:style-name="P2"/>
      <text:p text:style-name="P108"/>
      <text:p text:style-name="P15">1 – Introdução</text:p>
      <text:p text:style-name="P2"/>
      <text:p text:style-name="P43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50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<text:span text:style-name="T136">1</text:span> – Objetivos</text:p>
      <text:p text:style-name="P50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52">Os objetivos específicos deste trabalho são:</text:p>
      <text:list xml:id="list3424435228" text:style-name="WWNum1">
        <text:list-item>
          <text:p text:style-name="P123">Estudar técnicas e algoritmos usados em computação simbólica</text:p>
        </text:list-item>
        <text:list-item>
          <text:p text:style-name="P131"><text:span text:style-name="T1">Aprimorar e aplicar</text:span><text:span text:style-name="T22"> </text:span><text:span text:style-name="T1">conhecimentos sobre </text:span><text:span text:style-name="T22">a linguagem </text:span><text:span text:style-name="T1">C++</text:span></text:p>
        </text:list-item>
        <text:list-item>
          <text:p text:style-name="P123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5"><text:soft-page-break/>2 – Referencial Teórico</text:p>
      <text:p text:style-name="P15"/>
      <text:p text:style-name="P53">2.1 – Números de precisão múltipla</text:p>
      <text:p text:style-name="P53"><text:tab/><text:span text:style-name="T71">2.1.1 – Números inteiros</text:span></text:p>
      <text:p text:style-name="P44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3">e</text:span><text:span text:style-name="T23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4">e</text:span><text:span text:style-name="T24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43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50">É pertinente ao escopo do trabalho a criação de classes para representar números inteiros e racionais de precisão múltipla.</text:p>
      <text:p text:style-name="P50"/>
      <text:p text:style-name="P54">2.1.2 – Números racionais</text:p>
      <text:p text:style-name="P51"><text:span text:style-name="T161"><text:tab/></text:span><text:span text:style-name="T91">Os números racionais podem ser descritos como os números</text:span><text:span text:style-name="T91"><draw:frame draw:style-name="fr1" draw:name="Object72" text:anchor-type="as-char" svg:y="-0.377cm" svg:width="0.432cm" svg:height="0.467cm" draw:z-index="5"><draw:object xlink:href="./Object 87" xlink:type="simple" xlink:show="embed" xlink:actuate="onLoad"/><draw:image xlink:href="./ObjectReplacements/Object 87" xlink:type="simple" xlink:show="embed" xlink:actuate="onLoad"/></draw:frame></text:span><text:span text:style-name="T91">que têm a forma </text:span><text:span text:style-name="T91"><draw:frame draw:style-name="fr1" draw:name="Object73" text:anchor-type="as-char" svg:y="-0.619cm" svg:width="1.095cm" svg:height="0.998cm" draw:z-index="6"><draw:object xlink:href="./Object 88" xlink:type="simple" xlink:show="embed" xlink:actuate="onLoad"/><draw:image xlink:href="./ObjectReplacements/Object 88" xlink:type="simple" xlink:show="embed" xlink:actuate="onLoad"/></draw:frame></text:span><text:span text:style-name="T91">, com</text:span><text:span text:style-name="T91"><draw:frame draw:style-name="fr1" draw:name="Object74" text:anchor-type="as-char" svg:y="-0.377cm" svg:width="1.54cm" svg:height="0.467cm" draw:z-index="7"><draw:object xlink:href="./Object 89" xlink:type="simple" xlink:show="embed" xlink:actuate="onLoad"/><draw:image xlink:href="./ObjectReplacements/Object 89" xlink:type="simple" xlink:show="embed" xlink:actuate="onLoad"/></draw:frame></text:span><text:span text:style-name="T91">e </text:span><text:span text:style-name="T91"><draw:frame draw:style-name="fr1" draw:name="Object75" text:anchor-type="as-char" svg:y="-0.377cm" svg:width="1cm" svg:height="0.467cm" draw:z-index="8"><draw:object xlink:href="./Object 90" xlink:type="simple" xlink:show="embed" xlink:actuate="onLoad"/><draw:image xlink:href="./ObjectReplacements/Object 90" xlink:type="simple" xlink:show="embed" xlink:actuate="onLoad"/></draw:frame></text:span><text:span text:style-name="T91">. </text:span></text:p>
      <text:p text:style-name="P51"><text:span text:style-name="T92">Uma forma mais interessante quanto à representação dos números racionais, é considerar que </text:span><text:span text:style-name="T92"><draw:frame draw:style-name="fr1" draw:name="Object76" text:anchor-type="as-char" svg:y="-0.377cm" svg:width="3.074cm" svg:height="0.492cm" draw:z-index="25"><draw:object xlink:href="./Object 91" xlink:type="simple" xlink:show="embed" xlink:actuate="onLoad"/><draw:image xlink:href="./ObjectReplacements/Object 91" xlink:type="simple" xlink:show="embed" xlink:actuate="onLoad"/></draw:frame></text:span><text:span text:style-name="T92">e</text:span><text:span text:style-name="T92"><draw:frame draw:style-name="fr1" draw:name="Object78" text:anchor-type="as-char" svg:y="-0.377cm" svg:width="0.427cm" svg:height="0.467cm" draw:z-index="2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2">e</text:span><text:span text:style-name="T92"><draw:frame draw:style-name="fr1" draw:name="Object77" text:anchor-type="as-char" svg:y="-0.377cm" svg:width="0.425cm" svg:height="0.467cm" draw:z-index="27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92">são primos entre si (</text:span><text:span text:style-name="T92"><draw:frame draw:style-name="fr1" draw:name="Object79" text:anchor-type="as-char" svg:y="-0.386cm" svg:width="2.519cm" svg:height="0.508cm" draw:z-index="28"><draw:object xlink:href="./Object 94" xlink:type="simple" xlink:show="embed" xlink:actuate="onLoad"/><draw:image xlink:href="./ObjectReplacements/Object 94" xlink:type="simple" xlink:show="embed" xlink:actuate="onLoad"/></draw:frame></text:span><text:span text:style-name="T92">). Um número racional nessa forma está em sua forma irredutível, essa forma é única para cada número racional.</text:span></text:p>
      <text:p text:style-name="P5"/>
      <text:p text:style-name="P38">2.1.3 – Números em aritmética modular</text:p>
      <text:p text:style-name="P39"><text:tab/><text:span text:style-name="T162">Uma aritmética módulo</text:span><text:span text:style-name="T162"><draw:frame draw:style-name="fr1" draw:name="Object80" text:anchor-type="as-char" svg:y="-0.377cm" svg:width="0.547cm" svg:height="0.467cm" draw:z-index="29"><draw:object xlink:href="./Object 95" xlink:type="simple" xlink:show="embed" xlink:actuate="onLoad"/><draw:image xlink:href="./ObjectReplacements/Object 95" xlink:type="simple" xlink:show="embed" xlink:actuate="onLoad"/></draw:frame></text:span><text:span text:style-name="T162">é uma forma de aritmética para números inteiros na qual os números dão “voltas” ao atingirem o valor</text:span><text:span text:style-name="T162"><draw:frame draw:style-name="fr1" draw:name="Object81" text:anchor-type="as-char" svg:y="-0.377cm" svg:width="0.547cm" svg:height="0.467cm" draw:z-index="30"><draw:object xlink:href="./Object 96" xlink:type="simple" xlink:show="embed" xlink:actuate="onLoad"/><draw:image xlink:href="./ObjectReplacements/Object 96" xlink:type="simple" xlink:show="embed" xlink:actuate="onLoad"/></draw:frame></text:span><text:span text:style-name="T162">. Um exemplo do dia a dia seria a forma como as horas são marcadas num relógio de parede que é uma aritmética módulo</text:span><text:span text:style-name="T162"><draw:frame draw:style-name="fr1" draw:name="Object82" text:anchor-type="as-char" svg:y="-0.377cm" svg:width="0.623cm" svg:height="0.467cm" draw:z-index="31"><draw:object xlink:href="./Object 97" xlink:type="simple" xlink:show="embed" xlink:actuate="onLoad"/><draw:image xlink:href="./ObjectReplacements/Object 97" xlink:type="simple" xlink:show="embed" xlink:actuate="onLoad"/></draw:frame></text:span><text:span text:style-name="T162">(considerando que a hora</text:span><text:span text:style-name="T162"><draw:frame draw:style-name="fr1" draw:name="Object84" text:anchor-type="as-char" svg:y="-0.377cm" svg:width="0.623cm" svg:height="0.467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62">é, na verdade, a hora</text:span><text:span text:style-name="T162"><draw:frame draw:style-name="fr1" draw:name="Object85" text:anchor-type="as-char" svg:y="-0.377cm" svg:width="0.422cm" svg:height="0.467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62">), ou em um relógio em formato de 24 horas, que é uma aritmética módulo</text:span><text:span text:style-name="T162"><draw:frame draw:style-name="fr1" draw:name="Object83" text:anchor-type="as-char" svg:y="-0.377cm" svg:width="0.64cm" svg:height="0.467cm" draw:z-index="3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62">.</text:span></text:p>
      <text:p text:style-name="P40"><text:soft-page-break/>Baseado na descrição acima, dois números são congruentes em uma aritmética modular caso ambos tenham a mesma representação <text:span text:style-name="T163">naquela aritmética, por exemplo:</text:span></text:p>
      <text:p text:style-name="P41"><draw:frame draw:style-name="fr1" draw:name="Object86" text:anchor-type="as-char" svg:y="-0.377cm" svg:width="3.32cm" svg:height="0.467cm" draw:z-index="35"><draw:object xlink:href="./Object 101" xlink:type="simple" xlink:show="embed" xlink:actuate="onLoad"/><draw:image xlink:href="./ObjectReplacements/Object 101" xlink:type="simple" xlink:show="embed" xlink:actuate="onLoad"/></draw:frame><text:span text:style-name="T163">e </text:span><text:span text:style-name="T163"><draw:frame draw:style-name="fr1" draw:name="Object87" text:anchor-type="as-char" svg:y="-0.377cm" svg:width="3.316cm" svg:height="0.467cm" draw:z-index="36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42">De forma geral, um número<draw:frame draw:style-name="fr1" draw:name="Object88" text:anchor-type="as-char" svg:y="-0.377cm" svg:width="1.619cm" svg:height="0.467cm" draw:z-index="42"><draw:object xlink:href="./Object 103" xlink:type="simple" xlink:show="embed" xlink:actuate="onLoad"/><draw:image xlink:href="./ObjectReplacements/Object 103" xlink:type="simple" xlink:show="embed" xlink:actuate="onLoad"/></draw:frame>, é o resto da divisão inteira de<draw:frame draw:style-name="fr1" draw:name="Object89" text:anchor-type="as-char" svg:y="-0.377cm" svg:width="0.432cm" svg:height="0.467cm" draw:z-index="43"><draw:object xlink:href="./Object 104" xlink:type="simple" xlink:show="embed" xlink:actuate="onLoad"/><draw:image xlink:href="./ObjectReplacements/Object 104" xlink:type="simple" xlink:show="embed" xlink:actuate="onLoad"/><svg:desc>formula</svg:desc></draw:frame>por<draw:frame draw:style-name="fr1" draw:name="Object90" text:anchor-type="as-char" svg:y="-0.377cm" svg:width="0.547cm" svg:height="0.467cm" draw:z-index="44"><draw:object xlink:href="./Object 105" xlink:type="simple" xlink:show="embed" xlink:actuate="onLoad"/><draw:image xlink:href="./ObjectReplacements/Object 105" xlink:type="simple" xlink:show="embed" xlink:actuate="onLoad"/><svg:desc>formula</svg:desc></draw:frame>.</text:p>
      <text:p text:style-name="P8"/>
      <text:p text:style-name="P8">2.2 – Expressões algébricas</text:p>
      <text:p text:style-name="P34">2.2.1 – Monômios <text:span text:style-name="T100">com coeficientes racionais</text:span></text:p>
      <text:p text:style-name="P34"><text:tab/><text:span text:style-name="T73">Monômios são expressões algébricas que consistem apenas </text:span><text:span text:style-name="T94">n</text:span><text:span text:style-name="T73">a multiplicação entre constantes e variáveis (chamadas literais). Um monômio possui a forma </text:span><text:span text:style-name="T77">[4]</text:span><text:span text:style-name="T73">:</text:span></text:p>
      <text:p text:style-name="P36"><draw:frame draw:style-name="fr1" draw:name="Objeto1" text:anchor-type="as-char" svg:y="-0.566cm" svg:width="1.727cm" svg:height="0.988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33"><text:span text:style-name="T94">o</text:span><text:span text:style-name="T73">nde</text:span><text:span text:style-name="T73"><draw:frame draw:style-name="fr1" draw:name="Objeto2" text:anchor-type="as-char" svg:y="-0.377cm" svg:width="0.413cm" svg:height="0.469cm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73">é um número r</text:span><text:span text:style-name="T76">acional</text:span><text:span text:style-name="T74">, </text:span><text:span text:style-name="T74"><draw:frame draw:style-name="fr1" draw:name="Objeto3" text:anchor-type="as-char" svg:y="-0.377cm" svg:width="0.508cm" svg:height="0.531cm" draw:z-index="11"><draw:object xlink:href="./Object 15" xlink:type="simple" xlink:show="embed" xlink:actuate="onLoad"/><draw:image xlink:href="./ObjectReplacements/Object 15" xlink:type="simple" xlink:show="embed" xlink:actuate="onLoad"/></draw:frame></text:span><text:span text:style-name="T74">é uma variável única no monômio e</text:span><text:span text:style-name="T74"><draw:frame draw:style-name="fr1" draw:name="Objeto4" text:anchor-type="as-char" svg:y="-0.377cm" svg:width="0.499cm" svg:height="0.531cm" draw:z-index="12"><draw:object xlink:href="./Object 16" xlink:type="simple" xlink:show="embed" xlink:actuate="onLoad"/><draw:image xlink:href="./ObjectReplacements/Object 16" xlink:type="simple" xlink:show="embed" xlink:actuate="onLoad"/></draw:frame></text:span><text:span text:style-name="T74">é o expoente ou grau da variável</text:span><text:span text:style-name="T74"><draw:frame draw:style-name="fr1" draw:name="Objeto5" text:anchor-type="as-char" svg:y="-0.377cm" svg:width="0.508cm" svg:height="0.531cm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74">. </text:span><text:span text:style-name="T75">O produtório </text:span><text:span text:style-name="T75"><draw:frame draw:style-name="fr1" draw:name="Objeto10" text:anchor-type="as-char" svg:y="-0.566cm" svg:width="1.238cm" svg:height="0.988cm" draw:z-index="14"><draw:object xlink:href="./Object 23" xlink:type="simple" xlink:show="embed" xlink:actuate="onLoad"/><draw:image xlink:href="./ObjectReplacements/Object 23" xlink:type="simple" xlink:show="embed" xlink:actuate="onLoad"/></draw:frame></text:span><text:span text:style-name="T75">é chamado a parte literal do monômio.</text:span></text:p>
      <text:p text:style-name="P32"><text:span text:style-name="T73">Um monômio</text:span><text:span text:style-name="T73"><draw:frame draw:style-name="fr1" draw:name="Objeto6" text:anchor-type="as-char" svg:y="-0.377cm" svg:width="0.746cm" svg:height="0.531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73">é semelhante a um monômio</text:span><text:span text:style-name="T73"><draw:frame draw:style-name="fr1" draw:name="Objeto7" text:anchor-type="as-char" svg:y="-0.377cm" svg:width="0.746cm" svg:height="0.531cm" draw:z-index="16"><draw:object xlink:href="./Object 20" xlink:type="simple" xlink:show="embed" xlink:actuate="onLoad"/><draw:image xlink:href="./ObjectReplacements/Object 20" xlink:type="simple" xlink:show="embed" xlink:actuate="onLoad"/></draw:frame></text:span><text:span text:style-name="T73">se</text:span><text:span text:style-name="T73"><draw:frame draw:style-name="fr1" draw:name="Objeto8" text:anchor-type="as-char" svg:y="-0.377cm" svg:width="0.746cm" svg:height="0.531cm" draw:z-index="17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75">e</text:span><text:span text:style-name="T73"><draw:frame draw:style-name="fr1" draw:name="Objeto9" text:anchor-type="as-char" svg:y="-0.377cm" svg:width="0.746cm" svg:height="0.531cm" draw:z-index="18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75">possuem a mesma parte literal. Nesse caso, a soma entre</text:span><text:span text:style-name="T73"><draw:frame draw:style-name="fr1" draw:name="Objeto11" text:anchor-type="as-char" svg:y="-0.377cm" svg:width="0.746cm" svg:height="0.531cm" draw:z-index="19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75">e</text:span><text:span text:style-name="T73"><draw:frame draw:style-name="fr1" draw:name="Objeto12" text:anchor-type="as-char" svg:y="-0.377cm" svg:width="0.746cm" svg:height="0.531cm" draw:z-index="45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73">é </text:span><text:span text:style-name="T75">também um monômio.</text:span></text:p>
      <text:p text:style-name="P22"><text:span text:style-name="T52">O </text:span><text:span text:style-name="T53">grau de um monômio é </text:span><text:span text:style-name="T54">o valor da</text:span><text:span text:style-name="T53"> soma dos expoentes</text:span><text:span text:style-name="T53"><draw:frame draw:style-name="fr1" draw:name="Objeto14" text:anchor-type="as-char" svg:y="-0.377cm" svg:width="0.499cm" svg:height="0.531cm" draw:z-index="46"><draw:object xlink:href="./Object 27" xlink:type="simple" xlink:show="embed" xlink:actuate="onLoad"/><draw:image xlink:href="./ObjectReplacements/Object 27" xlink:type="simple" xlink:show="embed" xlink:actuate="onLoad"/></draw:frame></text:span><text:span text:style-name="T53">de sua parte literal.</text:span></text:p>
      <text:p text:style-name="P37"/>
      <text:p text:style-name="P111">2.2.<text:span text:style-name="T72">2</text:span> – Polinômios <text:span text:style-name="T101">com coeficientes racionais</text:span></text:p>
      <text:p text:style-name="P43"><text:span text:style-name="T7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45"><draw:frame draw:style-name="fr1" draw:name="Object16" text:anchor-type="as-char" svg:y="-0.713cm" svg:width="1.42cm" svg:height="1.139cm" draw:z-index="47"><draw:object xlink:href="./Object 42" xlink:type="simple" xlink:show="embed" xlink:actuate="onLoad"/><draw:image xlink:href="./ObjectReplacements/Object 42" xlink:type="simple" xlink:show="embed" xlink:actuate="onLoad"/></draw:frame></text:p>
      <text:p text:style-name="P102"><text:span text:style-name="T49">o</text:span><text:span text:style-name="T1">nde cada coeficiente</text:span><text:span text:style-name="T1"><draw:frame draw:style-name="fr1" draw:name="Object17" text:anchor-type="as-char" svg:y="-0.377cm" svg:width="0.503cm" svg:height="0.531cm" draw:z-index="48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8">acional</text:span><text:span text:style-name="T26">. É</text:span><text:span text:style-name="T1"> interessante </text:span><text:span text:style-name="T49">notar </text:span><text:span text:style-name="T1">que, para fins de representação, podemos considerar que</text:span><text:span text:style-name="T1"><draw:frame draw:style-name="fr1" draw:name="Object18" text:anchor-type="as-char" svg:y="-0.377cm" svg:width="0.503cm" svg:height="0.533cm" draw:z-index="49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9">r</text:span><text:span text:style-name="T1"> um polinômio, o que nos leva a uma representação recursiva de polinômios [2, 3] com mais de uma variável:</text:span></text:p>
      <text:p text:style-name="P103"><text:span text:style-name="T1"><draw:frame draw:style-name="fr1" draw:name="Object19" text:anchor-type="as-char" svg:y="-0.713cm" svg:width="4.025cm" svg:height="1.139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51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96">Outra forma de representar um <text:span text:style-name="T99">polin</text:span>ômio é como um<text:span text:style-name="T98">a</text:span> soma de monômios <text:span text:style-name="T104">[4]</text:span>:</text:p>
      <text:p text:style-name="P95"><draw:frame draw:style-name="fr1" draw:name="Objeto13" text:anchor-type="as-char" svg:y="-0.561cm" svg:width="1.261cm" svg:height="0.988cm" draw:z-index="52"><draw:object xlink:href="./Object 26" xlink:type="simple" xlink:show="embed" xlink:actuate="onLoad"/><draw:image xlink:href="./ObjectReplacements/Object 26" xlink:type="simple" xlink:show="embed" xlink:actuate="onLoad"/></draw:frame></text:p>
      <text:p text:style-name="P94">Nesse caso, o grau do polinômio é grau do monômio<draw:frame draw:style-name="fr1" draw:name="Objeto15" text:anchor-type="as-char" svg:y="-0.377cm" svg:width="0.695cm" svg:height="0.531cm" draw:z-index="53"><draw:object xlink:href="./Object 28" xlink:type="simple" xlink:show="embed" xlink:actuate="onLoad"/><draw:image xlink:href="./ObjectReplacements/Object 28" xlink:type="simple" xlink:show="embed" xlink:actuate="onLoad"/></draw:frame>de maior grau. <text:span text:style-name="T102">Essa representação já generaliza polinômios com mais de uma variável.</text:span></text:p>
      <text:p text:style-name="P70"/>
      <text:p text:style-name="P70">2.2.3 – Expressões aritméticas</text:p>
      <text:p text:style-name="P71"><text:span text:style-name="T73"><text:tab/>Uma expressão pode ser representada </text:span><text:span text:style-name="T78">por</text:span><text:span text:style-name="T73"> uma gramática livre de contexto (CFG) <text:s/>com as seguintes regras [5]:</text:span></text:p>
      <text:p text:style-name="P105">expressão <text:s text:c="2"/>→ termo [+ termo] [- termo]</text:p>
      <text:p text:style-name="P105">termo <text:s text:c="6"/>→ fator [* fator] [/ fator]</text:p>
      <text:p text:style-name="P105">fator <text:s text:c="6"/>→ polinômio <text:span text:style-name="T131">|</text:span> função <text:span text:style-name="T131">|</text:span> <text:span text:style-name="T131">(</text:span>expressão<text:span text:style-name="T131">)</text:span></text:p>
      <text:p text:style-name="P104"><text:span text:style-name="T153">Onde </text:span><text:span text:style-name="T132">polinômio </text:span><text:span text:style-name="T153">e </text:span><text:span text:style-name="T132">função</text:span><text:span text:style-name="T153"> são </text:span><text:span text:style-name="T154">tokens</text:span><text:span text:style-name="T153"> que representam as classes de funções e de polinômios do projeto.</text:span></text:p>
      <text:p text:style-name="P107">3 – Metodologia</text:p>
      <text:p text:style-name="P69"/>
      <text:p text:style-name="P8">3.1 – Representação</text:p>
      <text:p text:style-name="P121">3.1.1 – Números inteiros</text:p>
      <text:p text:style-name="P120"><text:span text:style-name="T7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20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54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55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2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5">menos significat</text:span><text:span text:style-name="T50">i</text:span><text:span text:style-name="T25">vo </text:span><text:span text:style-name="T1">e</text:span><text:span text:style-name="T4"><draw:frame draw:style-name="fr1" draw:name="Object2" text:anchor-type="as-char" svg:y="-0.377cm" svg:width="0.443cm" svg:height="0.467cm" draw:z-index="56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43"><text:span text:style-name="T1">A transcrição dessa representação para uma linguagem de programação consiste em um arranjo, onde cada posição armazena um dígito na base escolhida, e um valor booleano para armazenar o sinal. Nesse projeto, os números são representados </text:span><text:span text:style-name="T4">little endian</text:span><text:span text:style-name="T1">, isto é, os dígitos mais significativos possuem índices maiores.</text:span></text:p>
      <text:p text:style-name="P43"><text:span text:style-name="T1">A base de representação escolhida para o projeto é a bas</text:span><text:span text:style-name="T27">e</text:span><text:span text:style-name="T1"><draw:frame draw:style-name="fr1" draw:name="Object4" text:anchor-type="as-char" svg:y="-0.437cm" svg:width="0.762cm" svg:height="0.529cm" draw:z-index="7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51"><draw:frame draw:style-name="fr1" draw:name="Object3" text:anchor-type="as-char" svg:y="-0.437cm" svg:width="0.512cm" svg:height="0.527cm" draw:z-index="75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 </text:span><text:span text:style-name="T1"><draw:frame draw:style-name="fr1" draw:name="Object60" text:anchor-type="as-char" svg:y="-0.437cm" svg:width="2.237cm" svg:height="0.557cm" draw:z-index="79"><draw:object xlink:href="./Object 75" xlink:type="simple" xlink:show="embed" xlink:actuate="onLoad"/><draw:image xlink:href="./ObjectReplacements/Object 75" xlink:type="simple" xlink:show="embed" xlink:actuate="onLoad"/></draw:frame></text:span><text:span text:style-name="T48">&lt;</text:span><text:span text:style-name="T1"><draw:frame draw:style-name="fr1" draw:name="Object23" text:anchor-type="as-char" svg:y="-0.437cm" svg:width="0.677cm" svg:height="0.527cm" draw:z-index="80"><draw:object xlink:href="./Object 54" xlink:type="simple" xlink:show="embed" xlink:actuate="onLoad"/><draw:image xlink:href="./ObjectReplacements/Object 54" xlink:type="simple" xlink:show="embed" xlink:actuate="onLoad"/></draw:frame></text:span><text:span text:style-name="T48">&lt;</text:span><text:span text:style-name="T48"><draw:frame draw:style-name="fr1" draw:name="Object61" text:anchor-type="as-char" svg:y="-0.437cm" svg:width="2.348cm" svg:height="0.557cm" draw:z-index="81"><draw:object xlink:href="./Object 76" xlink:type="simple" xlink:show="embed" xlink:actuate="onLoad"/><draw:image xlink:href="./ObjectReplacements/Object 76" xlink:type="simple" xlink:show="embed" xlink:actuate="onLoad"/></draw:frame></text:span><text:span text:style-name="T1">.</text:span></text:p>
      <text:p text:style-name="P43"><text:span text:style-name="T1">Além disso, a classe ainda guarda a quantidade de dígitos (em base</text:span><text:span text:style-name="T51"><draw:frame draw:style-name="fr1" draw:name="Object5" text:anchor-type="as-char" svg:y="-0.437cm" svg:width="0.76cm" svg:height="0.527cm" draw:z-index="82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43"/>
      <text:p text:style-name="P20">3.1.2 – Números racionais</text:p>
      <text:p text:style-name="P118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22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83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85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8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 </text:span><text:span text:style-name="T50">O significado da representação do número é </text:span><text:span text:style-name="T50"><draw:frame draw:style-name="fr2" draw:name="Objeto16" text:anchor-type="as-char" svg:y="-0.683cm" svg:width="0.758cm" svg:height="1.124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50">.</text:span></text:p>
      <text:p text:style-name="P119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87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88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90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8"/>
      <text:p text:style-name="P110">3.1.3 – <text:span text:style-name="T168">Números em a</text:span>ritmética modular</text:p>
      <text:p text:style-name="P43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23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91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92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93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94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8"><draw:frame draw:style-name="fr1" draw:name="Object34" text:anchor-type="as-char" svg:y="-0.377cm" svg:width="0.489cm" svg:height="0.467cm" draw:z-index="95"><draw:object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<text:p text:style-name="P43"><text:span text:style-name="T1">No projeto, a classe dos números modulares possui </text:span><text:span text:style-name="T45">apenas </text:span><text:span text:style-name="T44">dois </text:span><text:span text:style-name="T1">membro</text:span><text:span text:style-name="T44">s, </text:span><text:span text:style-name="T46">uma </text:span><text:span text:style-name="T44">para representar o número e </text:span><text:span text:style-name="T47">uma para representar </text:span><text:span text:style-name="T44">a base modular. </text:span><text:span text:style-name="T1">O nome da classe será </text:span><text:span text:style-name="T5">num_zm.</text:span></text:p>
      <text:p text:style-name="P43"/>
      <text:p text:style-name="P20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96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24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97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98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99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43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43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8">.</text:span></text:p>
      <text:p text:style-name="P43"/>
      <text:p text:style-name="P66">3.1.5 – Monômios com coeficiente<text:span text:style-name="T103">s</text:span> raciona<text:span text:style-name="T103">is</text:span></text:p>
      <text:p text:style-name="P66"><text:span text:style-name="T31"><text:tab/></text:span><text:span text:style-name="T32">Um monômio é representado como uma tripla</text:span><text:span text:style-name="T32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32">, </text:span><text:span text:style-name="T33">onde </text:span><text:span text:style-name="T33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3">é um número racional,</text:span><text:span text:style-name="T33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3">, é a função que associa o valor</text:span><text:span text:style-name="T33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3">de </text:span><text:span text:style-name="T34">uma</text:span><text:span text:style-name="T33"> </text:span><text:span text:style-name="T34">variável </text:span><text:span text:style-name="T33">ao </text:span><text:span text:style-name="T34">grau daquela variável no monômio, e</text:span><text:span text:style-name="T34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4">é o grau do monômio, que é a soma dos graus de todas as variáveis do monômio.</text:span></text:p>
      <text:p text:style-name="P65"><text:span text:style-name="T34">N</text:span><text:span text:style-name="T30">o projeto,</text:span><text:span text:style-name="T30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30">é um objeto </text:span><text:span text:style-name="T1">num_q</text:span><text:span text:style-name="T30">,</text:span><text:span text:style-name="T30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é um objeto </text:span><text:span text:style-name="T1">num_z</text:span><text:span text:style-name="T30"> e</text:span><text:span text:style-name="T30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0">é um</text:span><text:span text:style-name="T35"> </text:span><text:span text:style-name="T6">container</text:span><text:span text:style-name="T36"> que associa uma </text:span><text:span text:style-name="T6">string</text:span><text:span text:style-name="T36"> </text:span><text:span text:style-name="T37">que representa uma variável</text:span><text:span text:style-name="T36"> a um objeto </text:span><text:span text:style-name="T41">num_z</text:span><text:span text:style-name="T36"> </text:span><text:span text:style-name="T37">que representa o grau daquela variável</text:span><text:span text:style-name="T36">. </text:span><text:span text:style-name="T38">O nome da classe será </text:span><text:span text:style-name="T42">monomial</text:span><text:span text:style-name="T38">.</text:span></text:p>
      <text:p text:style-name="P46"/>
      <text:p text:style-name="P64"><text:span text:style-name="T41">3.</text:span><text:span text:style-name="T1">1.6 – Polinômios com coeficientes racionais</text:span></text:p>
      <text:p text:style-name="P64"><text:span text:style-name="T30"><text:tab/></text:span><text:span text:style-name="T38">Um polinômio é representado apenas como um conjunto de monômios, de forma </text:span><text:span text:style-name="T39">que cada termo do polinômio não é semelhante a nenhum outro termo do mesmo polinômio. </text:span><text:span text:style-name="T40">O nome da classe será </text:span><text:span text:style-name="T43">polynomial</text:span><text:span text:style-name="T40">.</text:span></text:p>
      <text:p text:style-name="P68">3.1.7 – Tupla de divisão de polinômios</text:p>
      <text:p text:style-name="P62"><text:tab/><text:span text:style-name="T80">Assim como os números inteiros, a divisão de um polinômio</text:span><text:span text:style-name="T80"><draw:frame draw:style-name="fr1" draw:name="Object65" text:anchor-type="as-char" svg:y="-0.377cm" svg:width="0.492cm" svg:height="0.467cm" draw:z-index="100"><draw:object xlink:href="./Object 80" xlink:type="simple" xlink:show="embed" xlink:actuate="onLoad"/><draw:image xlink:href="./ObjectReplacements/Object 80" xlink:type="simple" xlink:show="embed" xlink:actuate="onLoad"/></draw:frame></text:span><text:span text:style-name="T80">por um polinômio</text:span><text:span text:style-name="T80"><draw:frame draw:style-name="fr1" draw:name="Object66" text:anchor-type="as-char" svg:y="-0.377cm" svg:width="0.519cm" svg:height="0.467cm" draw:z-index="101"><draw:object xlink:href="./Object 81" xlink:type="simple" xlink:show="embed" xlink:actuate="onLoad"/><draw:image xlink:href="./ObjectReplacements/Object 81" xlink:type="simple" xlink:show="embed" xlink:actuate="onLoad"/></draw:frame></text:span><text:span text:style-name="T80">gera um quociente </text:span><text:span text:style-name="T80"><draw:frame draw:style-name="fr1" draw:name="Object67" text:anchor-type="as-char" svg:y="-0.377cm" svg:width="0.43cm" svg:height="0.467cm" draw:z-index="102"><draw:object xlink:href="./Object 82" xlink:type="simple" xlink:show="embed" xlink:actuate="onLoad"/><draw:image xlink:href="./ObjectReplacements/Object 82" xlink:type="simple" xlink:show="embed" xlink:actuate="onLoad"/></draw:frame></text:span><text:span text:style-name="T80">e resto </text:span><text:span text:style-name="T80"><draw:frame draw:style-name="fr1" draw:name="Object68" text:anchor-type="as-char" svg:y="-0.377cm" svg:width="0.392cm" svg:height="0.467cm" draw:z-index="103"><draw:object xlink:href="./Object 83" xlink:type="simple" xlink:show="embed" xlink:actuate="onLoad"/><draw:image xlink:href="./ObjectReplacements/Object 83" xlink:type="simple" xlink:show="embed" xlink:actuate="onLoad"/></draw:frame></text:span><text:span text:style-name="T80">, de forma que </text:span><text:span text:style-name="T80"><draw:frame draw:style-name="fr1" draw:name="Object69" text:anchor-type="as-char" svg:y="-0.377cm" svg:width="2.154cm" svg:height="0.467cm" draw:z-index="104"><draw:object xlink:href="./Object 84" xlink:type="simple" xlink:show="embed" xlink:actuate="onLoad"/><draw:image xlink:href="./ObjectReplacements/Object 84" xlink:type="simple" xlink:show="embed" xlink:actuate="onLoad"/></draw:frame></text:span><text:span text:style-name="T80">. Para polinômios com coeficientes racionais de mais de uma variável, a equação não necessariamente tem solução única, e o método de divisão utilizado por padrão é o método de divisão por monômios, encontrado em [4].</text:span></text:p>
      <text:p text:style-name="P55"/>
      <text:p text:style-name="P63">3.1.<text:span text:style-name="T133">8</text:span>– <text:span text:style-name="T105">Termos básicos</text:span></text:p>
      <text:p text:style-name="P63"><text:tab/><text:span text:style-name="T79">Termos básicos de uma expressão podem ser um polinômio ou uma função. </text:span><text:span text:style-name="T95">D</text:span><text:span text:style-name="T79">essa forma a classe para termos básicos possui apenas um ponteiro para função e um objeto do tipo polinômio. A classe tem o objetivo de ser invisível para o usuário. O nome da classe será </text:span><text:span text:style-name="T106">term</text:span><text:span text:style-name="T79">.</text:span></text:p>
      <text:p text:style-name="P47"/>
      <text:p text:style-name="P48">3.1.<text:span text:style-name="T133">9</text:span> – Funções</text:p>
      <text:p text:style-name="P48"><text:tab/><text:span text:style-name="T73">As funções são tratadas de forma absolutamente simbólica. </text:span><text:span text:style-name="T95">São</text:span><text:span text:style-name="T73"> representada</text:span><text:span text:style-name="T95">s</text:span><text:span text:style-name="T73"> como uma dupla </text:span><text:span text:style-name="T73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73">, onde </text:span><text:span text:style-name="T73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73"><text:s/>é uma </text:span><text:span text:style-name="T107">string </text:span><text:span text:style-name="T123">que representa o símbolo da função, e </text:span><text:span text:style-name="T123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123"><text:s/>é a lista dos argumentos da função </text:span><text:span text:style-name="T125">os </text:span><text:span text:style-name="T123">qu</text:span><text:span text:style-name="T125">ais</text:span><text:span text:style-name="T123"> são expressões. </text:span><text:span text:style-name="T124">O nome da classe será </text:span><text:span text:style-name="T111">function</text:span><text:span text:style-name="T124">.</text:span></text:p>
      <text:p text:style-name="P49"/>
      <text:p text:style-name="P72"><text:span text:style-name="T111">3.</text:span><text:span text:style-name="T110">1.</text:span><text:span text:style-name="T115">10</text:span><text:span text:style-name="T110"> – Expressões aritméticas</text:span></text:p>
      <text:p text:style-name="P79"><text:span text:style-name="T110"><text:tab/>A classe que representa expressões é como um nó de uma árvore binária, uma </text:span><text:span text:style-name="T112">quínt</text:span><text:span text:style-name="T110">upla da forma </text:span><text:span text:style-name="T110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110">, </text:span><text:span text:style-name="T113">onde </text:span><text:span text:style-name="T113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113">é um ponteiro para um termo básico, </text:span><text:span text:style-name="T113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113">é um ponteiro para a expressão que está do lado esquerdo do operador (se houver), </text:span><text:span text:style-name="T113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13">é um ponteiro para a expressão que está do lado direito do operador (se houver), </text:span><text:span text:style-name="T113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14">é a operação representada na expressão e </text:span><text:span text:style-name="T114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14">é o sinal da expressão. Esta é a principal classe simbólica do projeto. </text:span><text:span text:style-name="T121">S</text:span><text:span text:style-name="T114">erá chamada </text:span><text:span text:style-name="T126">Expr</text:span><text:span text:style-name="T114">.</text:span></text:p>
      <text:p text:style-name="P80"/>
      <text:p text:style-name="P106"><text:span text:style-name="T114">3.</text:span><text:span text:style-name="T110">2 – Manipulação</text:span></text:p>
      <text:p text:style-name="P87">3.2.1 – Métodos comuns</text:p>
      <text:p text:style-name="P90"><text:span text:style-name="T110"><text:tab/></text:span><text:span text:style-name="T55">Todas as classes possuem os operadores aritméticos básicos </text:span><text:span text:style-name="T56"><draw:frame draw:style-name="fr1" draw:name="Object62" text:anchor-type="as-char" svg:y="-0.386cm" svg:width="1.921cm" svg:height="0.50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56">, o método</text:span><text:span text:style-name="T56"><draw:frame draw:style-name="fr1" draw:name="Object63" text:anchor-type="as-char" svg:y="-0.377cm" svg:width="0.968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6">, para exponenciação </text:span><text:span text:style-name="T62">com</text:span><text:span text:style-name="T56"> </text:span><text:span text:style-name="T62">expoente</text:span><text:span text:style-name="T56"> inteiro </text:span><text:span text:style-name="T57">e o operador unário</text:span><text:span text:style-name="T57"><draw:frame draw:style-name="fr1" draw:name="Object64" text:anchor-type="as-char" svg:y="-0.386cm" svg:width="0.833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7">para o inverso aditivo</text:span><text:span text:style-name="T56">. </text:span></text:p>
      <text:p text:style-name="P89"><text:span text:style-name="T56">T</text:span><text:span text:style-name="T55">odas as classes também possuem o</text:span><text:span text:style-name="T59">s</text:span><text:span text:style-name="T55"> método</text:span><text:span text:style-name="T59">s</text:span><text:span text:style-name="T55"> </text:span><text:span text:style-name="T69">is_null()</text:span><text:span text:style-name="T55"> e </text:span><text:span text:style-name="T69">is_zero()</text:span><text:span text:style-name="T55">, que indicam se a variável tem valor zero.</text:span></text:p>
      <text:p text:style-name="P85">As classes de números inteiros, racionais, monômios e polinômios possuem métodos para encontrar o maior divisor comum e o m<text:span text:style-name="T170">enor</text:span> múltiplo comum entre duas instâncias da classe.</text:p>
      <text:p text:style-name="P88"><text:span text:style-name="T62">O</text:span><text:span text:style-name="T60">s algoritmos para </text:span><text:span text:style-name="T62">o </text:span><text:span text:style-name="T60">maior divisor comum </text:span><text:span text:style-name="T61">e para </text:span><text:span text:style-name="T55">operações aritmética</text:span><text:span text:style-name="T61">s</text:span><text:span text:style-name="T55"><draw:frame draw:style-name="fr1" draw:name="Object71" text:anchor-type="as-char" svg:y="-0.386cm" svg:width="1.921cm" svg:height="0.508cm" draw:z-index="89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1">de</text:span><text:span text:style-name="T55"> números inteiros</text:span><text:span text:style-name="T60"> </text:span><text:span text:style-name="T55">são encontrad</text:span><text:span text:style-name="T61">o</text:span><text:span text:style-name="T55">s em [1].</text:span></text:p>
      <text:p text:style-name="P84">As operações d<text:span text:style-name="T170">o</text:span> maior divisor comum de polinômios e divisão de polinômios são encontradas em [4].</text:p>
      <text:p text:style-name="P81"/>
      <text:p text:style-name="P87">3.2.2 – Métodos especializados</text:p>
      <text:p text:style-name="P93"><text:span text:style-name="T55">3.2.2.1 – Números inteiros </text:span><text:span text:style-name="T58">e racionais</text:span></text:p>
      <text:p text:style-name="P91"><text:span text:style-name="T63"><text:tab/></text:span><text:span text:style-name="T66">Ambas as classes possuem em comum métodos referentes à manipulação do sinal dos números e </text:span><text:span text:style-name="T64">os operadores de comparação (</text:span><text:span text:style-name="T70">==, !=, &lt;, &lt;=, &gt;, &gt;=</text:span><text:span text:style-name="T64">).</text:span></text:p>
      <text:p text:style-name="P82"/>
      <text:p text:style-name="P86">3.2.2.2 – Números inteiros</text:p>
      <text:p text:style-name="P92"><text:span text:style-name="T63"><text:tab/>A classe de números inteiros possu</text:span><text:span text:style-name="T64">i</text:span><text:span text:style-name="T63"> métodos referentes à paridade do número, </text:span><text:span text:style-name="T64">a</text:span><text:span text:style-name="T63">os dígitos mais e menos significativos, </text:span><text:span text:style-name="T64">à</text:span><text:span text:style-name="T63"> representação em base decimal, hexadecimal ou binária do número</text:span><text:span text:style-name="T64"> e métodos para comparar somente os valores absolutos dos números</text:span><text:span text:style-name="T63">. </text:span><text:span text:style-name="T67">Além disso, possui um método para encontrar a raiz quadrada inteira do número <text:s/>(</text:span><text:span text:style-name="T67"><draw:frame draw:style-name="fr1" draw:name="Object70" text:anchor-type="as-char" svg:y="-0.413cm" svg:width="0.972cm" svg:height="0.51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7">) </text:span><text:span text:style-name="T65">e </text:span><text:span text:style-name="T68">um método para </text:span><text:span text:style-name="T65">o resto da divisão inteira de dois números</text:span><text:span text:style-name="T67">.</text:span></text:p>
      <text:p text:style-name="P83"/>
      <text:p text:style-name="P75">3.2.2.<text:span text:style-name="T134">3</text:span> – Números racionais</text:p>
      <text:p text:style-name="P76"><text:tab/><text:span text:style-name="T134">A classe de números racionais possui métodos referentes ao numerador e ao denominador e métodos para o inverso multiplicativo do número.</text:span></text:p>
      <text:p text:style-name="P76"/>
      <text:p text:style-name="P74"><text:soft-page-break/>3.2.2.4 – Números em aritmética modular</text:p>
      <text:p text:style-name="P74"><text:tab/><text:span text:style-name="T73">A classe para números em aritmética modular possui métodos </text:span><text:span text:style-name="T81">referentes aos dígitos mais e menos significativos do número e referentes à base da aritmética. </text:span><text:span text:style-name="T82">Bem como métodos para avaliar a congruência e existência de inverso multiplicativo na aritmética.</text:span></text:p>
      <text:p text:style-name="P78"/>
      <text:p text:style-name="P73">3.2.2.5 – Monômios e polinômios</text:p>
      <text:p text:style-name="P101"><text:span text:style-name="T73"><text:tab/>As classes de monômios e polinômios têm em comum métodos para: avaliar o objeto em algum valor, remover alguma variável do objeto, obter todas as variáveis ou a variável de maior grau, </text:span><text:span text:style-name="T82">obter o </text:span><text:span text:style-name="T83">maior </text:span><text:span text:style-name="T82">grau de uma determinada variável,</text:span><text:span text:style-name="T73"> </text:span><text:span text:style-name="T82">obter a primeira derivada parcial em relação a uma variável, obter o conteúdo [4] do objeto, <text:s/>métodos</text:span><text:span text:style-name="T73"> relacionados ao sinal,</text:span><text:span text:style-name="T82"> métodos que dizem se o objeto é um número ou uma variável e métodos que dizem se o objeto é univariado ou multivariado. T</text:span><text:span text:style-name="T96">ambém possuem os operadores de comparação de igualdade e desigualdade.</text:span></text:p>
      <text:p text:style-name="P98"/>
      <text:p text:style-name="P100">3.2.2.6 – Monômios</text:p>
      <text:p text:style-name="P97"><text:tab/>A classe de monômios possui métodos referentes à similaridade de monômios, referentes ao coeficiente do monômio e <text:span text:style-name="T170">referentes ao expoente de uma determinada variável</text:span>.</text:p>
      <text:p text:style-name="P97"/>
      <text:p text:style-name="P99">3.2.2.7 – Polinômios</text:p>
      <text:p text:style-name="P99"><text:tab/><text:span text:style-name="T84">A classe de polinômios </text:span><text:span text:style-name="T85">possu</text:span><text:span text:style-name="T97">i</text:span><text:span text:style-name="T85"> métodos para se obter o coeficiente líder a partir de uma variável, obter o monômio líder a partir de uma variável, obter o polinômio mônico de maior grau que divide o objeto, obter o número de termos no polinômio e obter a parte primitiva do objeto [4].</text:span></text:p>
      <text:p text:style-name="P77"/>
      <text:p text:style-name="P67"><text:span text:style-name="T128">4 </text:span><text:span text:style-name="T127">– C</text:span><text:span text:style-name="T128">on</text:span><text:span text:style-name="T129">siderações </text:span><text:span text:style-name="T130">F</text:span><text:span text:style-name="T129">inais</text:span></text:p>
      <text:p text:style-name="P56"><text:tab/></text:p>
      <text:p text:style-name="P61"><text:tab/><text:span text:style-name="T135">O objetivo deste projeto foi construir uma biblioteca para matemática simbólica em </text:span><text:span text:style-name="T116">C++</text:span><text:span text:style-name="T135"> que seguisse os padrões da </text:span><text:span text:style-name="T109">GNU Build System</text:span><text:span text:style-name="T116">, </text:span><text:span text:style-name="T117">bem como explorar diferentes tipos de representação de objetos matemáticos em C++.</text:span></text:p>
      <text:p text:style-name="P58">A decisão de projeto tomada inicialmente foi de construir o projeto de baixo para cima, começando com uma classe para números inteiros, seguido de classes para números racionais e aritmética modular, então monômios e polinômios e, finalmente, expressões aritméticas.</text:p>
      <text:p text:style-name="P60"><text:span text:style-name="T110">O projeto poderia ser iniciado em qualquer etapa utilizando outras bibliotecas já existentes para as partes anteriores. </text:span><text:span text:style-name="T118">Entretanto começar “do começo” é interessante porque o código gerado, menor e mais legível do que em uma biblioteca comercial, pode ser facilmente refatorado para aplicações didáticas. Além de fornecer uma espécie de aquecimento para as etapas posteriores. </text:span><text:span text:style-name="T120">F</text:span><text:span text:style-name="T118">oi notável que a experiência obtida com etapas anteriores facilitou cada etapa posterior até o estado atual do projeto.</text:span></text:p>
      <text:p text:style-name="P59"><text:span text:style-name="T118">O </text:span><text:span text:style-name="T110">projeto </text:span><text:span text:style-name="T119">ainda tem muito</text:span><text:span text:style-name="T110"> </text:span><text:span text:style-name="T119">para crescer e evoluir. </text:span><text:span text:style-name="T122">De imediato</text:span><text:span text:style-name="T119">, algumas coisas interessantes de se adicionar seriam:</text:span></text:p>
      <text:list xml:id="list1384743660" text:style-name="L1">
        <text:list-item>
          <text:p text:style-name="P133">Mais métodos para manipular expressões e métodos mais inteligentes para simplificá-las</text:p>
        </text:list-item>
        <text:list-item>
          <text:p text:style-name="P134">Implementação de derivação e integração simbólica para funções reais</text:p>
        </text:list-item>
        <text:list-item>
          <text:p text:style-name="P133">Implementação de uma classe para números de ponto flutuante</text:p>
        </text:list-item>
        <text:list-item>
          <text:p text:style-name="P133">Algumas generalizações para a classe de polinômios, como a forma de ordenação dos monômios e os diferentes métodos de divisão</text:p>
        </text:list-item>
        <text:list-item>
          <text:p text:style-name="P133">Classes para vetores e matrizes</text:p>
        </text:list-item>
        <text:list-item>
          <text:p text:style-name="P133">Habilidade de se definir<text:span text:style-name="T171">em</text:span> e avaliar<text:span text:style-name="T171">em</text:span> <text:span text:style-name="T171">as leis de cálculo</text:span> <text:span text:style-name="T171">d</text:span>as funções</text:p>
        </text:list-item>
      </text:list>
      <text:p text:style-name="P57">No estado atual, o projeto pode ser útil para aplicações didáticas, pois o código gerado é simples o suficiente para ser manipulado por alunos de graduação e ainda há vários aspectos em que pode ser melhorado (tanto em legibilidade quanto em performance).</text:p>
      <text:p text:style-name="P114">Referências</text:p>
      <text:p text:style-name="P115"/>
      <text:p text:style-name="P117"><text:span text:style-name="T9">[1] KNUTH, D. </text:span><text:span text:style-name="T10"><text:s/>The Art of Computer Programming: Seminumerical Algorithms</text:span><text:span text:style-name="T9">. </text:span><text:span text:style-name="T14">2. ed. </text:span><text:span text:style-name="T17">Reading, </text:span><text:span text:style-name="T13">Massachuset</text:span><text:span text:style-name="T16">t</text:span><text:span text:style-name="T13">s: </text:span><text:span text:style-name="T14">Addison-Wesley,</text:span><text:span text:style-name="T9"> 1998.</text:span></text:p>
      <text:p text:style-name="P116"><text:span text:style-name="T9">[2] LISKA, R. et al. </text:span><text:span text:style-name="T10">Computer Algebra, Algorithms, Systems and Applications</text:span><text:span text:style-name="T9">. Disponível em: &lt;</text:span><text:span text:style-name="T19">http://www-troja.fjfi.cvut.cz/~liska/ca/</text:span><text:span text:style-name="T9">&gt;. Acesso em: </text:span><text:span text:style-name="T19">17</text:span><text:span text:style-name="T9"> de </text:span><text:span text:style-name="T19">setembro</text:span><text:span text:style-name="T9"> de 201</text:span><text:span text:style-name="T19">8.</text:span></text:p>
      <text:p text:style-name="P2"><text:span text:style-name="T9">[3] COHEN, J. S. </text:span><text:span text:style-name="T10">Computer Algebra and Symbolic Computation: Elementary Algorithms</text:span><text:span text:style-name="T9">. </text:span><text:span text:style-name="T18">Natick, Massachusetts</text:span><text:span text:style-name="T15">: A K Peters, </text:span><text:span text:style-name="T9">2002.</text:span></text:p>
      <text:p text:style-name="P6"><text:span text:style-name="T9">[4] COHEN, J. S. </text:span><text:span text:style-name="T10">Computer Algebra and Symbolic Computation: Mathematical Methods</text:span><text:span text:style-name="T9">. </text:span><text:span text:style-name="T18">Natick, Massachusetts</text:span><text:span text:style-name="T15">: A K Peters, </text:span><text:span text:style-name="T9">2003.</text:span></text:p>
      <text:p text:style-name="P2"><text:span text:style-name="T9">[5] SHI, T. K.; STEEB, W. H.; HARDY, Y. </text:span><text:span text:style-name="T10">SymbolicC++: An Introduction to Computer Algebra Using Object-Oriented Programming.</text:span><text:span text:style-name="T9"> </text:span><text:span text:style-name="T11">2. e</text:span><text:span text:style-name="T12">d</text:span><text:span text:style-name="T9">. </text:span><text:span text:style-name="T17">Londres</text:span><text:span text:style-name="T16">: Springer-Verlag,</text:span><text:span text:style-name="T9"> 2000.</text:span></text:p>
      <text:p text:style-name="P112">APÊNDICE – <text:span text:style-name="T166">C</text:span>ódigo fonte, instruções de instalação e exemplos de uso da biblioteca</text:p>
      <text:p text:style-name="P124"/>
      <text:p text:style-name="P126">Favor acessar o <text:span text:style-name="T108">site</text:span> em:</text:p>
      <text:p text:style-name="P132"><text:a xlink:type="simple" xlink:href="https://www.github.com/ArthurCarmo/mini-cas" text:style-name="Internet_20_link" text:visited-style-name="Visited_20_Internet_20_Link"><text:span text:style-name="T20">https://www.github.com/ArthurCarmo/mini-cas</text:span></text:a></text:p>
      <text:p text:style-name="P14"/>
      <text:p text:style-name="P14"/>
      <text:p text:style-name="P113"><text:span text:style-name="T9">ANEXO – </text:span><text:span text:style-name="T21">GNU BUILD SYSTEM</text:span></text:p>
      <text:p text:style-name="P125"/>
      <text:p text:style-name="P128">Favor acessar o site em:</text:p>
      <text:p text:style-name="P127">http://www.gnu.org/software/automake/manual/html_node/GNU-Build-System.html</text:p>
      <text:p text:style-name="P1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Heading_20_1" style:display-name="Heading 1" style:family="paragraph" style:parent-style-name="Heading" style:class="text"/>
    <style:style style:name="Text_20_body_20_indent" style:display-name="Text body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8</meta:editing-cycles>
    <meta:creation-date>2018-07-13T17:25:00</meta:creation-date>
    <dc:date>2018-12-14T11:08:26.725602581</dc:date>
    <meta:editing-duration>P8DT2H29M43S</meta:editing-duration>
    <meta:generator>LibreOffice/6.0.6.2$Linux_X86_64 LibreOffice_project/00m0$Build-2</meta:generator>
    <meta:document-statistic meta:table-count="0" meta:image-count="0" meta:object-count="106" meta:page-count="17" meta:paragraph-count="184" meta:word-count="2698" meta:character-count="20425" meta:non-whitespace-character-count="177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00/content.xml><?xml version="1.0" encoding="utf-8"?>
<math xmlns="http://www.w3.org/1998/Math/MathML" display="block">
  <semantics>
    <mn>0</mn>
    <annotation encoding="StarMath 5.0">0</annotation>
  </semantics>
</math>
</file>

<file path=Object 101/content.xml><?xml version="1.0" encoding="utf-8"?>
<math xmlns="http://www.w3.org/1998/Math/MathML" display="block">
  <semantics>
    <mrow>
      <mn>19</mn>
      <mi mathvariant="italic">mod</mi>
      <mrow>
        <mn>7</mn>
        <mo stretchy="false">≡</mo>
        <mn>5</mn>
      </mrow>
      <mi mathvariant="italic">mod</mi>
      <mn>7</mn>
    </mrow>
    <annotation encoding="StarMath 5.0">19 mod 7  equiv 5 mod 7</annotation>
  </semantics>
</math>
</file>

<file path=Object 102/content.xml><?xml version="1.0" encoding="utf-8"?>
<math xmlns="http://www.w3.org/1998/Math/MathML" display="block">
  <semantics>
    <mrow>
      <mn>21</mn>
      <mi mathvariant="italic">mod</mi>
      <mrow>
        <mn>3</mn>
        <mo stretchy="false">≡</mo>
        <mn>0</mn>
      </mrow>
      <mi mathvariant="italic">mod</mi>
      <mn>3</mn>
    </mrow>
    <annotation encoding="StarMath 5.0">21 mod 3 equiv 0 mod3</annotation>
  </semantics>
</math>
</file>

<file path=Object 103/content.xml><?xml version="1.0" encoding="utf-8"?>
<math xmlns="http://www.w3.org/1998/Math/MathML" display="block">
  <semantics>
    <mrow>
      <mi>x</mi>
      <mi mathvariant="italic">mod</mi>
      <mi>N</mi>
    </mrow>
    <annotation encoding="StarMath 5.0">x mod N</annotation>
  </semantics>
</math>
</file>

<file path=Object 104/content.xml><?xml version="1.0" encoding="utf-8"?>
<math xmlns="http://www.w3.org/1998/Math/MathML" display="block">
  <semantics>
    <mi>x</mi>
    <annotation encoding="StarMath 5.0">x
</annotation>
  </semantics>
</math>
</file>

<file path=Object 105/content.xml><?xml version="1.0" encoding="utf-8"?>
<math xmlns="http://www.w3.org/1998/Math/MathML" display="block">
  <semantics>
    <mi>N</mi>
    <annotation encoding="StarMath 5.0">N</annotation>
  </semantics>
</math>
</file>

<file path=Object 106/content.xml><?xml version="1.0" encoding="utf-8"?>
<math xmlns="http://www.w3.org/1998/Math/MathML" display="block">
  <semantics>
    <mfrac>
      <msub>
        <mi>N</mi>
        <mn>1</mn>
      </msub>
      <msub>
        <mi>N</mi>
        <mn>2</mn>
      </msub>
    </mfrac>
    <annotation encoding="StarMath 5.0">{N_1} over {N_2} 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sup>
      <mn>2</mn>
      <mn>64</mn>
    </msup>
    <annotation encoding="StarMath 5.0"> 2^64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</mrow>
    <annotation encoding="StarMath 5.0">(10^9)^2 = 10^18</annotation>
  </semantics>
</math>
</file>

<file path=Object 76/content.xml><?xml version="1.0" encoding="utf-8"?>
<math xmlns="http://www.w3.org/1998/Math/MathML" display="block">
  <semantics>
    <mrow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10^20 = ( 10^10 )^2</annotation>
  </semantics>
</math>
</file>

<file path=Object 77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78/content.xml><?xml version="1.0" encoding="utf-8"?>
<math xmlns="http://www.w3.org/1998/Math/MathML" display="block">
  <semantics>
    <mi mathvariant="italic">pow</mi>
    <annotation encoding="StarMath 5.0">pow</annotation>
  </semantics>
</math>
</file>

<file path=Object 79/content.xml><?xml version="1.0" encoding="utf-8"?>
<math xmlns="http://www.w3.org/1998/Math/MathML" display="block">
  <semantics>
    <mrow>
      <mo stretchy="false">(</mo>
      <mo stretchy="false">−</mo>
      <mo stretchy="false">)</mo>
    </mrow>
    <annotation encoding="StarMath 5.0">\(-\)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G</mi>
    <annotation encoding="StarMath 5.0">G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r</mi>
    <annotation encoding="StarMath 5.0">r</annotation>
  </semantics>
</math>
</file>

<file path=Object 84/content.xml><?xml version="1.0" encoding="utf-8"?>
<math xmlns="http://www.w3.org/1998/Math/MathML" display="block">
  <semantics>
    <mrow>
      <mi>P</mi>
      <mo stretchy="false">=</mo>
      <mrow>
        <mrow>
          <mi>G</mi>
          <mo stretchy="false">∗</mo>
          <mi>q</mi>
        </mrow>
        <mo stretchy="false">+</mo>
        <mi>r</mi>
      </mrow>
    </mrow>
    <annotation encoding="StarMath 5.0">P = G*q + r</annotation>
  </semantics>
</math>
</file>

<file path=Object 85/content.xml><?xml version="1.0" encoding="utf-8"?>
<math xmlns="http://www.w3.org/1998/Math/MathML" display="block">
  <semantics>
    <mrow>
      <mo fence="true" stretchy="false">⌊</mo>
      <mrow>
        <msqrt>
          <mi>n</mi>
        </msqrt>
      </mrow>
      <mo fence="true" stretchy="false">⌋</mo>
    </mrow>
    <annotation encoding="StarMath 5.0">lfloor sqrt{n}  rfloor </annotation>
  </semantics>
</math>
</file>

<file path=Object 86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87/content.xml><?xml version="1.0" encoding="utf-8"?>
<math xmlns="http://www.w3.org/1998/Math/MathML" display="block">
  <semantics>
    <mi>x</mi>
    <annotation encoding="StarMath 5.0">x</annotation>
  </semantics>
</math>
</file>

<file path=Object 88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 a } over { b }</annotation>
  </semantics>
</math>
</file>

<file path=Object 89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a, b in setZ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

<file path=Object 90/content.xml><?xml version="1.0" encoding="utf-8"?>
<math xmlns="http://www.w3.org/1998/Math/MathML" display="block">
  <semantics>
    <mrow>
      <mi>b</mi>
      <mo stretchy="false">≠</mo>
      <mn>0</mn>
    </mrow>
    <annotation encoding="StarMath 5.0">b neq 0</annotation>
  </semantics>
</math>
</file>

<file path=Object 91/content.xml><?xml version="1.0" encoding="utf-8"?>
<math xmlns="http://www.w3.org/1998/Math/MathML" display="block">
  <semantics>
    <mrow>
      <mrow>
        <mi>a</mi>
        <mo stretchy="false">∈</mo>
        <mi mathvariant="normal">ℤ</mi>
      </mrow>
      <mi>,</mi>
      <mrow>
        <mi>b</mi>
        <mo stretchy="false">∈</mo>
        <mrow>
          <mi mathvariant="normal">ℕ</mi>
          <mo stretchy="false">∖</mo>
          <mo stretchy="false">{</mo>
        </mrow>
      </mrow>
      <mn>0</mn>
      <mo stretchy="false">}</mo>
    </mrow>
    <annotation encoding="StarMath 5.0">a in setZ, b in setN setminus \{ 0 \}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i>b</mi>
    <annotation encoding="StarMath 5.0">b</annotation>
  </semantics>
</math>
</file>

<file path=Object 94/content.xml><?xml version="1.0" encoding="utf-8"?>
<math xmlns="http://www.w3.org/1998/Math/MathML" display="block">
  <semantics>
    <mrow>
      <mi mathvariant="italic">mdc</mi>
      <mo stretchy="false">(</mo>
      <mi>a</mi>
      <mi>,</mi>
      <mi>b</mi>
      <mrow>
        <mo stretchy="false">)</mo>
        <mo stretchy="false">=</mo>
        <mn>1</mn>
      </mrow>
    </mrow>
    <annotation encoding="StarMath 5.0">mdc\( a, b\) = 1 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n>12</mn>
    <annotation encoding="StarMath 5.0">12</annotation>
  </semantics>
</math>
</file>

<file path=Object 98/content.xml><?xml version="1.0" encoding="utf-8"?>
<math xmlns="http://www.w3.org/1998/Math/MathML" display="block">
  <semantics>
    <mn>24</mn>
    <annotation encoding="StarMath 5.0">24</annotation>
  </semantics>
</math>
</file>

<file path=Object 99/content.xml><?xml version="1.0" encoding="utf-8"?>
<math xmlns="http://www.w3.org/1998/Math/MathML" display="block">
  <semantics>
    <mn>12</mn>
    <annotation encoding="StarMath 5.0">12</annotation>
  </semantics>
</math>
</file>